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3cm"/>
    </style:style>
    <style:style style:name="gr5" style:family="graphic" style:parent-style-name="Braket">
      <style:graphic-properties draw:textarea-horizontal-align="center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" style:family="graphic" style:parent-style-name="standard">
      <style:graphic-properties draw:stroke="solid" svg:stroke-width="0.102cm" svg:stroke-color="#000080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267cm"/>
    </style:style>
    <style:style style:name="gr13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auto-grow-height="true" draw:auto-grow-width="false" fo:max-height="0cm" fo:min-height="2.253cm"/>
    </style:style>
    <style:style style:name="gr14" style:family="graphic" style:parent-style-name="standard">
      <style:graphic-properties draw:stroke="solid" svg:stroke-width="0.051cm" svg:stroke-color="#00008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auto-grow-height="true" draw:auto-grow-width="false" fo:max-height="0cm" fo:min-height="1.12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10.873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5">
      <style:graphic-properties draw:fill-color="#ffffff" draw:auto-grow-height="true" fo:min-height="11.053cm"/>
    </style:style>
    <style:style style:name="pr12" style:family="presentation" style:parent-style-name="Normal1-outline1">
      <style:graphic-properties draw:fill-color="#ffffff" draw:auto-grow-height="true" fo:min-height="11.636cm"/>
    </style:style>
    <style:style style:name="pr13" style:family="presentation" style:parent-style-name="Normal1-notes" style:list-style-name="L11">
      <style:graphic-properties draw:fill-color="#ffffff" draw:auto-grow-height="true" fo:min-height="11.411cm"/>
    </style:style>
    <style:style style:name="pr14" style:family="presentation" style:parent-style-name="Normal1-outline1">
      <style:graphic-properties draw:fill-color="#ffffff" draw:auto-grow-height="true" fo:min-height="8.525cm"/>
    </style:style>
    <style:style style:name="pr15" style:family="presentation" style:parent-style-name="Normal1-notes" style:list-style-name="L11">
      <style:graphic-properties draw:fill-color="#ffffff" draw:auto-grow-height="true" fo:min-height="11.411cm"/>
    </style:style>
    <style:style style:name="pr16" style:family="presentation" style:parent-style-name="Normal1-notes" style:list-style-name="L11">
      <style:graphic-properties draw:fill-color="#ffffff" draw:auto-grow-height="true" fo:min-height="11.411cm"/>
    </style:style>
    <style:style style:name="pr17" style:family="presentation" style:parent-style-name="Normal1-notes" style:list-style-name="L11">
      <style:graphic-properties draw:fill-color="#ffffff" draw:auto-grow-height="true" fo:min-height="11.411cm"/>
    </style:style>
    <style:style style:name="pr18" style:family="presentation" style:parent-style-name="Normal1-notes" style:list-style-name="L11">
      <style:graphic-properties draw:fill-color="#ffffff" draw:auto-grow-height="true" fo:min-height="11.411cm"/>
    </style:style>
    <style:style style:name="pr19" style:family="presentation" style:parent-style-name="Normal1-notes" style:list-style-name="L11">
      <style:graphic-properties draw:fill-color="#ffffff" draw:auto-grow-height="true" fo:min-height="11.411cm"/>
    </style:style>
    <style:style style:name="pr20" style:family="presentation" style:parent-style-name="Normal1-outline1">
      <style:graphic-properties draw:fill-color="#ffffff" draw:auto-grow-height="true" fo:min-height="13.23cm"/>
    </style:style>
    <style:style style:name="pr21" style:family="presentation" style:parent-style-name="Normal1-notes" style:list-style-name="L11">
      <style:graphic-properties draw:fill-color="#ffffff" draw:auto-grow-height="true" fo:min-height="11.411cm"/>
    </style:style>
    <style:style style:name="pr22" style:family="presentation" style:parent-style-name="Normal1-notes" style:list-style-name="L11">
      <style:graphic-properties draw:fill-color="#ffffff" draw:auto-grow-height="true" fo:min-height="11.411cm"/>
    </style:style>
    <style:style style:name="pr23" style:family="presentation" style:parent-style-name="Normal1-notes" style:list-style-name="L11">
      <style:graphic-properties draw:fill-color="#ffffff" draw:auto-grow-height="true" fo:min-height="11.411cm"/>
    </style:style>
    <style:style style:name="pr24" style:family="presentation" style:parent-style-name="Section-title">
      <style:graphic-properties draw:fill-color="#ffffff" draw:textarea-vertical-align="middle" draw:auto-grow-height="true" fo:min-height="3.503cm"/>
    </style:style>
    <style:style style:name="pr25" style:family="presentation" style:parent-style-name="Section-notes" style:list-style-name="L12">
      <style:graphic-properties draw:fill-color="#ffffff" draw:auto-grow-height="true" fo:min-height="11.431cm"/>
    </style:style>
    <style:style style:name="pr26" style:family="presentation" style:parent-style-name="Normal1-outline1">
      <style:graphic-properties draw:fill-color="#ffffff" draw:auto-grow-height="true" fo:min-height="8.147cm"/>
    </style:style>
    <style:style style:name="pr27" style:family="presentation" style:parent-style-name="Normal1-notes">
      <style:graphic-properties draw:fill-color="#ffffff" fo:min-height="11.411cm"/>
    </style:style>
    <style:style style:name="pr28" style:family="presentation" style:parent-style-name="Normal1-outline1">
      <style:graphic-properties draw:fill-color="#ffffff" draw:auto-grow-height="true" fo:min-height="9.657cm"/>
    </style:style>
    <style:style style:name="pr29" style:family="presentation" style:parent-style-name="Normal1-outline1">
      <style:graphic-properties draw:fill-color="#ffffff" draw:auto-grow-height="true" fo:min-height="8.505cm"/>
    </style:style>
    <style:style style:name="pr30" style:family="presentation" style:parent-style-name="Normal1-outline1">
      <style:graphic-properties draw:fill-color="#ffffff" draw:auto-grow-height="true" fo:min-height="14.225cm"/>
    </style:style>
    <style:style style:name="pr31" style:family="presentation" style:parent-style-name="Normal1-outline1">
      <style:graphic-properties draw:fill-color="#ffffff" draw:auto-grow-height="true" fo:min-height="14.3cm"/>
    </style:style>
    <style:style style:name="pr32" style:family="presentation" style:parent-style-name="Normal1-outline1">
      <style:graphic-properties draw:fill-color="#ffffff" draw:auto-grow-height="true" fo:min-height="11.442cm"/>
    </style:style>
    <style:style style:name="pr33" style:family="presentation" style:parent-style-name="Normal1-outline1">
      <style:graphic-properties draw:fill-color="#ffffff" draw:auto-grow-height="true" fo:min-height="3.43cm"/>
    </style:style>
    <style:style style:name="pr34" style:family="presentation" style:parent-style-name="Normal1-outline1">
      <style:graphic-properties draw:fill-color="#ffffff" draw:auto-grow-height="true" fo:min-height="9.717cm"/>
    </style:style>
    <style:style style:name="pr35" style:family="presentation" style:parent-style-name="Normal1-outline1">
      <style:graphic-properties draw:fill-color="#ffffff" draw:auto-grow-height="true" fo:min-height="11.464cm"/>
    </style:style>
    <style:style style:name="pr36" style:family="presentation" style:parent-style-name="Normal1-outline1">
      <style:graphic-properties draw:fill-color="#ffffff" draw:auto-grow-height="true" fo:min-height="11.055cm"/>
    </style:style>
    <style:style style:name="pr37" style:family="presentation" style:parent-style-name="Normal1-outline1">
      <style:graphic-properties draw:fill-color="#ffffff" draw:auto-grow-height="true" fo:min-height="12.22cm"/>
    </style:style>
    <style:style style:name="pr38" style:family="presentation" style:parent-style-name="Normal1-outline1">
      <style:graphic-properties draw:fill-color="#ffffff" draw:auto-grow-height="true" fo:min-height="7.439cm"/>
    </style:style>
    <style:style style:name="pr39" style:family="presentation" style:parent-style-name="Normal1-outline1">
      <style:graphic-properties draw:fill-color="#ffffff" draw:auto-grow-height="true" fo:min-height="10.999cm"/>
    </style:style>
    <style:style style:name="pr40" style:family="presentation" style:parent-style-name="Normal1-outline1">
      <style:graphic-properties draw:fill-color="#ffffff" fo:min-height="10.544cm"/>
    </style:style>
    <style:style style:name="pr41" style:family="presentation" style:parent-style-name="Section-notes" style:list-style-name="L12">
      <style:graphic-properties draw:fill-color="#ffffff" draw:auto-grow-height="true" fo:min-height="11.431cm"/>
    </style:style>
    <style:style style:name="pr42" style:family="presentation" style:parent-style-name="Normal1-outline1">
      <style:graphic-properties draw:fill-color="#ffffff" draw:auto-grow-height="true" fo:min-height="13.905cm"/>
    </style:style>
    <style:style style:name="pr43" style:family="presentation" style:parent-style-name="Normal1-outline1">
      <style:graphic-properties draw:fill-color="#ffffff" draw:auto-grow-height="true" fo:min-height="14.972cm"/>
    </style:style>
    <style:style style:name="pr44" style:family="presentation" style:parent-style-name="Normal1-outline1">
      <style:graphic-properties draw:fill-color="#ffffff" draw:auto-grow-height="true" fo:min-height="13.067cm"/>
    </style:style>
    <style:style style:name="pr45" style:family="presentation" style:parent-style-name="Normal1-outline1">
      <style:graphic-properties draw:fill-color="#ffffff" fo:min-height="13.615cm"/>
    </style:style>
    <style:style style:name="pr46" style:family="presentation" style:parent-style-name="Section-notes" style:list-style-name="L12">
      <style:graphic-properties draw:fill-color="#ffffff" draw:auto-grow-height="true" fo:min-height="11.431cm"/>
    </style:style>
    <style:style style:name="pr47" style:family="presentation" style:parent-style-name="Normal1-outline1">
      <style:graphic-properties draw:fill-color="#ffffff" draw:auto-grow-height="true" fo:min-height="14.163cm"/>
    </style:style>
    <style:style style:name="pr48" style:family="presentation" style:parent-style-name="Normal1-notes" style:list-style-name="L11">
      <style:graphic-properties draw:fill-color="#ffffff" draw:auto-grow-height="true" fo:min-height="11.411cm"/>
    </style:style>
    <style:style style:name="pr49" style:family="presentation" style:parent-style-name="Normal1-outline1">
      <style:graphic-properties draw:fill-color="#ffffff" draw:auto-grow-height="true" fo:min-height="14.252cm"/>
    </style:style>
    <style:style style:name="pr50" style:family="presentation" style:parent-style-name="Normal1-notes" style:list-style-name="L11">
      <style:graphic-properties draw:fill-color="#ffffff" draw:auto-grow-height="true" fo:min-height="11.411cm"/>
    </style:style>
    <style:style style:name="pr51" style:family="presentation" style:parent-style-name="Normal1-outline1">
      <style:graphic-properties draw:fill-color="#ffffff" draw:auto-grow-height="true" fo:min-height="11.527cm"/>
    </style:style>
    <style:style style:name="pr52" style:family="presentation" style:parent-style-name="Normal1-notes" style:list-style-name="L11">
      <style:graphic-properties draw:fill-color="#ffffff" draw:auto-grow-height="true" fo:min-height="11.411cm"/>
    </style:style>
    <style:style style:name="pr53" style:family="presentation" style:parent-style-name="Normal1-outline1">
      <style:graphic-properties draw:fill-color="#ffffff" draw:auto-grow-height="true" fo:min-height="13.944cm"/>
    </style:style>
    <style:style style:name="pr54" style:family="presentation" style:parent-style-name="Normal1-notes" style:list-style-name="L11">
      <style:graphic-properties draw:fill-color="#ffffff" draw:auto-grow-height="true" fo:min-height="11.411cm"/>
    </style:style>
    <style:style style:name="pr55" style:family="presentation" style:parent-style-name="Normal1-outline1">
      <style:graphic-properties draw:fill-color="#ffffff" draw:auto-grow-height="true" fo:min-height="10.719cm"/>
    </style:style>
    <style:style style:name="pr56" style:family="presentation" style:parent-style-name="Normal1-notes" style:list-style-name="L11">
      <style:graphic-properties draw:fill-color="#ffffff" draw:auto-grow-height="true" fo:min-height="11.411cm"/>
    </style:style>
    <style:style style:name="pr57" style:family="presentation" style:parent-style-name="Normal1-outline1">
      <style:graphic-properties draw:fill-color="#ffffff" draw:auto-grow-height="true" fo:min-height="10.137cm"/>
    </style:style>
    <style:style style:name="pr58" style:family="presentation" style:parent-style-name="Normal1-notes" style:list-style-name="L11">
      <style:graphic-properties draw:fill-color="#ffffff" draw:auto-grow-height="true" fo:min-height="11.411cm"/>
    </style:style>
    <style:style style:name="pr59" style:family="presentation" style:parent-style-name="Normal1-outline1">
      <style:graphic-properties draw:fill-color="#ffffff" draw:auto-grow-height="true" fo:min-height="13.373cm"/>
    </style:style>
    <style:style style:name="pr60" style:family="presentation" style:parent-style-name="Normal1-notes" style:list-style-name="L11">
      <style:graphic-properties draw:fill-color="#ffffff" draw:auto-grow-height="true" fo:min-height="11.411cm"/>
    </style:style>
    <style:style style:name="pr61" style:family="presentation" style:parent-style-name="Normal1-outline1">
      <style:graphic-properties draw:fill-color="#ffffff" draw:auto-grow-height="true" fo:min-height="5.007cm"/>
    </style:style>
    <style:style style:name="pr62" style:family="presentation" style:parent-style-name="Normal1-notes" style:list-style-name="L11">
      <style:graphic-properties draw:fill-color="#ffffff" draw:auto-grow-height="true" fo:min-height="11.411cm"/>
    </style:style>
    <style:style style:name="pr63" style:family="presentation" style:parent-style-name="Section-notes" style:list-style-name="L12">
      <style:graphic-properties draw:fill-color="#ffffff" draw:auto-grow-height="true" fo:min-height="11.431cm"/>
    </style:style>
    <style:style style:name="pr64" style:family="presentation" style:parent-style-name="Normal1-outline1">
      <style:graphic-properties draw:fill-color="#ffffff" draw:auto-grow-height="true" fo:min-height="13.27cm"/>
    </style:style>
    <style:style style:name="pr65" style:family="presentation" style:parent-style-name="Normal1-outline1" style:list-style-name="L8">
      <style:graphic-properties draw:fill-color="#ffffff" draw:auto-grow-height="true" fo:min-height="16.36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text:enable-numbering="true" fo:margin-left="1.219cm" fo:margin-right="0cm" fo:text-align="start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7.611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7.633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0cm" fo:margin-right="0cm" fo:text-indent="0cm"/>
      <style:text-properties fo:color="#000080" fo:font-size="3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000080" fo:font-size="28pt"/>
    </style:style>
    <style:style style:name="P16" style:family="paragraph">
      <style:paragraph-properties fo:margin-left="0cm" fo:margin-right="0cm" fo:text-indent="0cm"/>
      <style:text-properties fo:color="#800000" fo:font-size="48pt"/>
    </style:style>
    <style:style style:name="P17" style:family="paragraph">
      <style:paragraph-properties fo:margin-left="0cm" fo:margin-right="0cm" fo:text-indent="0cm">
        <style:tab-stops>
          <style:tab-stop style:position="2.962cm"/>
          <style:tab-stop style:position="6.583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4.659cm"/>
        </style:tab-stops>
      </style:paragraph-properties>
    </style:style>
    <style:style style:name="P19" style:family="paragraph">
      <style:paragraph-properties fo:margin-left="1.2cm" fo:margin-right="0cm" fo:text-indent="-0.9cm">
        <style:tab-stops>
          <style:tab-stop style:position="5.114cm"/>
        </style:tab-stops>
      </style:paragraph-properties>
    </style:style>
    <style:style style:name="P20" style:family="paragraph">
      <style:paragraph-properties fo:margin-left="1.2cm" fo:margin-right="0cm" fo:text-indent="-0.9cm"/>
      <style:text-properties style:text-underline-style="none"/>
    </style:style>
    <style:style style:name="P21" style:family="paragraph">
      <style:paragraph-properties fo:margin-left="0cm" fo:margin-right="0cm" fo:text-indent="0cm">
        <style:tab-stops>
          <style:tab-stop style:position="6.861cm"/>
        </style:tab-stops>
      </style:paragraph-properties>
    </style:style>
    <style:style style:name="P22" style:family="paragraph">
      <style:paragraph-properties fo:margin-left="0cm" fo:margin-right="0cm" fo:text-indent="0cm">
        <style:tab-stops>
          <style:tab-stop style:position="6.5cm"/>
          <style:tab-stop style:position="9.457cm"/>
          <style:tab-stop style:position="12.695cm"/>
        </style:tab-stops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6.594cm"/>
          <style:tab-stop style:position="9.457cm"/>
          <style:tab-stop style:position="12.695cm"/>
        </style:tab-stops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6.289cm"/>
          <style:tab-stop style:position="9.48cm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6.571cm"/>
          <style:tab-stop style:position="9.48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8.542cm"/>
          <style:tab-stop style:position="15.699cm" style:type="center"/>
        </style:tab-stops>
      </style:paragraph-properties>
    </style:style>
    <style:style style:name="P27" style:family="paragraph">
      <style:paragraph-properties fo:margin-left="0cm" fo:margin-right="0cm" fo:text-indent="0cm">
        <style:tab-stops>
          <style:tab-stop style:position="10.208cm" style:type="center"/>
        </style:tab-stops>
      </style:paragraph-properties>
    </style:style>
    <style:style style:name="P28" style:family="paragraph">
      <style:paragraph-properties fo:margin-left="0cm" fo:margin-right="0cm" fo:text-indent="0cm">
        <style:tab-stops>
          <style:tab-stop style:position="3.59cm"/>
          <style:tab-stop style:position="9.316cm"/>
        </style:tab-stops>
      </style:paragraph-properties>
    </style:style>
    <style:style style:name="P29" style:family="paragraph">
      <style:paragraph-properties fo:margin-left="0cm" fo:margin-right="0cm" fo:text-indent="0cm">
        <style:tab-stops>
          <style:tab-stop style:position="6.172cm"/>
        </style:tab-stops>
      </style:paragraph-properties>
    </style:style>
    <style:style style:name="P30" style:family="paragraph">
      <style:paragraph-properties fo:margin-left="1.2cm" fo:margin-right="0cm" fo:text-indent="-0.9cm">
        <style:tab-stops>
          <style:tab-stop style:position="6.172cm"/>
        </style:tab-stops>
      </style:paragraph-properties>
    </style:style>
    <style:style style:name="P31" style:family="paragraph">
      <style:paragraph-properties fo:margin-left="0cm" fo:margin-right="0cm" fo:text-indent="0cm">
        <style:tab-stops>
          <style:tab-stop style:position="10.208cm"/>
        </style:tab-stops>
      </style:paragraph-properties>
    </style:style>
    <style:style style:name="P32" style:family="paragraph">
      <style:paragraph-properties fo:margin-left="1.2cm" fo:margin-right="0cm" fo:margin-top="0cm" fo:margin-bottom="0cm" fo:text-indent="-1.197cm"/>
    </style:style>
    <style:style style:name="P33" style:family="paragraph">
      <style:paragraph-properties fo:margin-left="0cm" fo:margin-right="0cm" fo:margin-top="0cm" fo:margin-bottom="0cm" fo:text-indent="0cm"/>
    </style:style>
    <style:style style:name="P34" style:family="paragraph">
      <style:paragraph-properties text:enable-numbering="false" fo:margin-left="1.2cm" fo:margin-right="0cm" fo:margin-top="0cm" fo:margin-bottom="0cm" fo:text-indent="-1.197cm"/>
      <style:text-properties fo:color="#000080" fo:font-family="'Courier New'" style:font-pitch="fixed" fo:font-size="17pt"/>
    </style:style>
    <style:style style:name="P35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color="#800000" fo:font-style="italic"/>
    </style:style>
    <style:style style:name="T9" style:family="text">
      <style:text-properties fo:font-family="'Courier New'" style:font-pitch="fixed"/>
    </style:style>
    <style:style style:name="T10" style:family="text">
      <style:text-properties fo:color="#800000" fo:font-family="'Courier New'" style:font-pitch="fixed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ize="28pt" style:font-size-asian="28pt" style:font-size-complex="28pt"/>
    </style:style>
    <style:style style:name="T13" style:family="text">
      <style:text-properties style:text-position="0% 100%" fo:font-size="28pt" style:font-size-asian="28pt" style:font-size-complex="28pt"/>
    </style:style>
    <style:style style:name="T14" style:family="text">
      <style:text-properties fo:color="#800000" style:text-position="0% 100%" fo:font-size="28pt" fo:font-style="italic" style:font-size-asian="28pt" style:font-size-complex="28pt"/>
    </style:style>
    <style:style style:name="T15" style:family="text">
      <style:text-properties style:text-position="0% 100%" fo:font-size="32pt" style:font-size-asian="28pt" style:font-size-complex="28pt"/>
    </style:style>
    <style:style style:name="T16" style:family="text">
      <style:text-properties style:text-position="sub 58%" fo:font-size="28pt" style:font-size-asian="28pt" style:font-size-complex="28pt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ize="32pt" style:font-size-asian="28pt" style:font-size-complex="28pt"/>
    </style:style>
    <style:style style:name="T19" style:family="text">
      <style:text-properties fo:color="#000080" fo:font-size="32pt"/>
    </style:style>
    <style:style style:name="T20" style:family="text">
      <style:text-properties style:text-position="0% 100%" fo:font-size="32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1" style:family="text">
      <style:text-properties style:text-position="0% 100%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2" style:family="text">
      <style:text-properties style:text-position="0% 100%" fo:font-family="Arial" style:font-style-name="Regular" style:font-family-generic="swiss" style:font-pitch="variable" fo:font-size="32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3" style:family="text">
      <style:text-properties fo:color="#800000" style:text-position="0% 100%" fo:font-family="Arial" style:font-style-name="Regular" style:font-family-generic="swiss" style:font-pitch="variable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4" style:family="text">
      <style:text-properties style:text-position="0% 100%" fo:font-family="Arial" style:font-style-name="Regular" style:font-family-generic="swiss" style:font-pitch="variable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5" style:family="text">
      <style:text-properties style:text-position="0% 100%" fo:font-family="Arial" style:font-family-generic="swiss" style:font-pitch="variable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6" style:family="text">
      <style:text-properties fo:color="#000080" fo:font-size="28pt"/>
    </style:style>
    <style:style style:name="T27" style:family="text">
      <style:text-properties fo:color="#800000" fo:font-size="48pt"/>
    </style:style>
    <style:style style:name="T28" style:family="text">
      <style:text-properties fo:color="#800000"/>
    </style:style>
    <style:style style:name="T29" style:family="text">
      <style:text-properties fo:font-style="italic"/>
    </style:style>
    <style:style style:name="T30" style:family="text">
      <style:text-properties style:text-position="super 58%" fo:font-style="italic"/>
    </style:style>
    <style:style style:name="T31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2" style:family="text">
      <style:text-properties fo:font-family="Arial" style:font-style-name="Regular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3" style:family="text">
      <style:text-properties style:text-underline-style="none"/>
    </style:style>
    <style:style style:name="T34" style:family="text">
      <style:text-properties fo:font-family="'Courier New'" style:font-pitch="fixed" style:text-underline-style="none"/>
    </style:style>
    <style:style style:name="T35" style:family="text">
      <style:text-properties fo:font-family="'Courier New'" style:font-pitch="fixed" fo:font-style="italic"/>
    </style:style>
    <style:style style:name="T36" style:family="text">
      <style:text-properties style:text-position="sub 58%" fo:font-family="'Courier New'" style:font-pitch="fixed"/>
    </style:style>
    <style:style style:name="T37" style:family="text">
      <style:text-properties fo:color="#000080" fo:font-family="'Courier New'" style:font-pitch="fixed" fo:font-size="17pt"/>
    </style:style>
    <style:style style:name="T38" style:family="text">
      <style:text-properties fo:color="#000080" fo:font-family="'Courier New'" style:font-pitch="fixed" fo:font-size="17pt" fo:font-weight="bold"/>
    </style:style>
    <style:style style:name="T39" style:family="text">
      <style:text-properties fo:color="#000080" fo:font-family="'Courier New'" style:font-pitch="fixed" fo:font-size="17pt" fo:font-weight="normal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7.011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7.03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138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Basic Data Types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5.477cm" svg:height="3.507cm" svg:x="1.89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0.105cm" svg:height="10.873cm" svg:x="9.339cm" svg:y="7.128cm" presentation:class="outline" presentation:user-transformed="true">
          <draw:text-box>
            <text:list text:style-name="L3">
              <text:list-item>
                <text:p text:id="id1" text:style-name="P4">Lecture Goal(s)</text:p>
              </text:list-item>
              <text:list-item>
                <text:p text:id="id2" text:style-name="P4">Boolean logic</text:p>
              </text:list-item>
              <text:list-item>
                <text:p text:id="id3" text:style-name="P4">Numbers</text:p>
              </text:list-item>
              <text:list-item>
                <text:p text:id="id4" text:style-name="P4">Characters</text:p>
              </text:list-item>
              <text:list-item>
                <text:p text:id="id5" text:style-name="P4">Operators</text:p>
              </text:list-item>
              <text:list-item>
                <text:p text:id="id6" text:style-name="P4">Conclus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" anim:sub-item="text" smil:attributeName="visibility" smil:to="visible"/>
                  <anim:transitionFilter smil:dur="0.1s" smil:targetElement="id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" anim:sub-item="text" smil:attributeName="visibility" smil:to="visible"/>
                  <anim:transitionFilter smil:dur="0.1s" smil:targetElement="id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3" anim:sub-item="text" smil:attributeName="visibility" smil:to="visible"/>
                  <anim:transitionFilter smil:dur="0.1s" smil:targetElement="id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4" anim:sub-item="text" smil:attributeName="visibility" smil:to="visible"/>
                  <anim:transitionFilter smil:dur="0.1s" smil:targetElement="id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6" anim:sub-item="text" smil:attributeName="visibility" smil:to="visible"/>
                  <anim:transitionFilter smil:dur="0.1s" smil:targetElement="id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Lectures Overview</text:p>
          </draw:text-box>
        </draw:frame>
        <draw:frame presentation:style-name="pr9" draw:text-style-name="P5" draw:layer="layout" svg:width="20.47cm" svg:height="13.518cm" svg:x="5.514cm" svg:y="6.438cm" presentation:class="outline" presentation:user-transformed="true">
          <draw:text-box>
            <text:list text:style-name="L3">
              <text:list-item>
                <text:p text:style-name="P4">1: Introduction</text:p>
              </text:list-item>
              <text:list-item>
                <text:p text:style-name="P4">2: Basic data structures &amp; Statements</text:p>
              </text:list-item>
              <text:list-item>
                <text:p text:style-name="P4">3: Object-oriented programming I</text:p>
              </text:list-item>
              <text:list-item>
                <text:p text:style-name="P4">4: Object-oriented programming II</text:p>
              </text:list-item>
              <text:list-item>
                <text:p text:style-name="P4">5: Object-oriented programming III</text:p>
              </text:list-item>
              <text:list-item>
                <text:p text:style-name="P4">6: Complex data structures</text:p>
              </text:list-item>
              <text:list-item>
                <text:p text:style-name="P4">7: Threads &amp; Exception handling</text:p>
              </text:list-item>
            </text:list>
          </draw:text-box>
        </draw:frame>
        <draw:rect draw:style-name="gr1" draw:text-style-name="P6" draw:layer="layout" svg:width="11.973cm" svg:height="1.432cm" draw:transform="rotate (1.5707963267946) translate (4.019cm 18.361cm)">
          <text:p text:style-name="P4"><text:span text:style-name="T5">Fundamental Concepts</text:span></text:p>
        </draw:rect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3" draw:id="id7" draw:layer="layout" svg:width="13.042cm" svg:height="1.731cm" svg:x="5.636cm" svg:y="8.013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" smil:attributeName="visibility" smil:to="visible"/>
                  <anim:transitionFilter smil:dur="1s" smil:targetElement="id7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Today's Goal</text:p>
          </draw:text-box>
        </draw:frame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1" draw:text-style-name="P8" draw:layer="layout" svg:width="10.664cm" svg:height="11.053cm" svg:x="9.119cm" svg:y="7.157cm">
            <draw:text-box>
              <text:list text:style-name="L5">
                <text:list-item>
                  <text:p text:style-name="P7"><text:span text:style-name="T6">To introduce</text:span><text:span text:style-name="T6"><text:line-break/></text:span><text:span text:style-name="T7">boolean logic</text:span></text:p>
                </text:list-item>
                <text:list-item>
                  <text:p text:style-name="P7"><text:span text:style-name="T6">To provide</text:span><text:span text:style-name="T6"><text:line-break/></text:span><text:span text:style-name="T6">programming</text:span><text:span text:style-name="T6"><text:line-break/></text:span><text:span text:style-name="T6">knowledge about</text:span><text:span text:style-name="T6"><text:line-break/></text:span><text:span text:style-name="T7">basic data types</text:span></text:p>
                </text:list-item>
              </text:list>
            </draw:text-box>
          </draw:frame>
          <draw:frame draw:style-name="gr4" draw:text-style-name="P9" draw:layer="layout" svg:width="0.002cm" svg:height="1.183cm" svg:x="14.45cm" svg:y="11.887cm">
            <draw:text-box>
              <text:p/>
            </draw:text-box>
          </draw:frame>
          <draw:polyline draw:style-name="gr5" draw:layer="layout" svg:width="11.065cm" svg:height="1.057cm" svg:x="8.918cm" svg:y="7.865cm" svg:viewBox="0 0 11066 1058" draw:points="0,1058 0,0 11066,0 11066,969">
            <text:p/>
          </draw:polyline>
          <draw:polyline draw:style-name="gr5" draw:layer="layout" svg:width="11.065cm" svg:height="1.057cm" draw:transform="rotate (3.1415926535892) translate (19.9840000000012cm 17.585cm)" svg:viewBox="0 0 11066 1058" draw:points="11066,-34112 11066,-35170 0,-35170 0,-34201">
            <text:p/>
          </draw:polyline>
        </draw:g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Boolean logic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Boolean Logic</text:p>
          </draw:text-box>
        </draw:frame>
        <presentation:notes draw:style-name="dp2">
          <draw:page-thumbnail draw:layer="layout" svg:width="12.7cm" svg:height="9.525cm" svg:x="4.175cm" svg:y="3.005cm" draw:page-number="6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To be or not to b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To Be or Not to Be</text:p>
          </draw:text-box>
        </draw:frame>
        <draw:frame presentation:style-name="pr12" draw:text-style-name="P5" draw:layer="layout" svg:width="14.508cm" svg:height="11.636cm" svg:x="6.857cm" svg:y="6.638cm" presentation:class="outline" presentation:user-transformed="true">
          <draw:text-box>
            <text:list text:style-name="L3">
              <text:list-item>
                <text:p text:id="id8" text:style-name="P4">George Boole, 1815-1864</text:p>
              </text:list-item>
              <text:list-item>
                <text:p text:id="id9" text:style-name="P4">Based on two values</text:p>
                <text:list>
                  <text:list-item>
                    <text:p text:id="id10" text:style-name="P4">0<text:tab/><text:span text:style-name="T8">false</text:span></text:p>
                  </text:list-item>
                  <text:list-item>
                    <text:p text:id="id11" text:style-name="P4">1<text:tab/><text:span text:style-name="T8">true</text:span></text:p>
                  </text:list-item>
                </text:list>
              </text:list-item>
              <text:list-item>
                <text:p text:id="id12" text:style-name="P4">Concept of <text:span text:style-name="T8">bit</text:span></text:p>
              </text:list-item>
              <text:list-item>
                <text:p text:id="id13" text:style-name="P4">In Java, <text:span text:style-name="T9">boolean</text:span> type</text:p>
              </text:list-item>
              <text:list-item>
                <text:p text:id="id14" text:style-name="P4">Boolean logic</text:p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7" presentation:class="page"/>
          <draw:frame presentation:style-name="pr1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ogic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Boolean Logic</text:p>
          </draw:text-box>
        </draw:frame>
        <draw:frame presentation:style-name="pr14" draw:text-style-name="P5" draw:layer="layout" svg:width="10.059cm" svg:height="8.525cm" svg:x="9.257cm" svg:y="8.138cm" presentation:class="outline" presentation:user-transformed="true">
          <draw:text-box>
            <text:list text:style-name="L3">
              <text:list-item>
                <text:p text:id="id15" text:style-name="P4">Logical operators</text:p>
                <text:list>
                  <text:list-item>
                    <text:p text:id="id16" text:style-name="P4">AND</text:p>
                  </text:list-item>
                  <text:list-item>
                    <text:p text:id="id17" text:style-name="P4">OR</text:p>
                  </text:list-item>
                  <text:list-item>
                    <text:p text:id="id18" text:style-name="P4">NOT</text:p>
                  </text:list-item>
                  <text:list-item>
                    <text:p text:id="id19" text:style-name="P4">XOR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8" presentation:class="page"/>
          <draw:frame presentation:style-name="pr1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ND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AND Operator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draw:frame draw:style-name="gr8" draw:layer="layout" svg:width="12.428cm" svg:height="7.324cm" svg:x="9.445cm" svg:y="9.46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7" draw:layer="layout" svg:width="13.705cm" svg:height="10.279cm" svg:x="3.641cm" svg:y="2.853cm" draw:page-number="9" presentation:class="page"/>
          <draw:frame presentation:style-name="pr16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R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R Operator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draw:frame draw:style-name="gr8" draw:layer="layout" svg:width="12.428cm" svg:height="7.324cm" svg:x="9.488cm" svg:y="9.46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7" draw:layer="layout" svg:width="13.705cm" svg:height="10.279cm" svg:x="3.641cm" svg:y="2.853cm" draw:page-number="10" presentation:class="page"/>
          <draw:frame presentation:style-name="pr17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O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NOT Operator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draw:frame draw:style-name="gr8" draw:layer="layout" svg:width="12.428cm" svg:height="7.324cm" svg:x="9.488cm" svg:y="9.46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7" draw:layer="layout" svg:width="13.705cm" svg:height="10.279cm" svg:x="3.641cm" svg:y="2.853cm" draw:page-number="11" presentation:class="page"/>
          <draw:frame presentation:style-name="pr18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XOR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XOR Operator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draw:frame draw:style-name="gr8" draw:layer="layout" svg:width="12.428cm" svg:height="7.324cm" svg:x="9.488cm" svg:y="9.46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7" draw:layer="layout" svg:width="13.705cm" svg:height="10.279cm" svg:x="3.641cm" svg:y="2.853cm" draw:page-number="12" presentation:class="page"/>
          <draw:frame presentation:style-name="pr1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ic logical operato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Basic Logical Operators</text:p>
          </draw:text-box>
        </draw:frame>
        <draw:frame presentation:style-name="pr20" draw:text-style-name="P5" draw:layer="layout" svg:width="16.901cm" svg:height="13.674cm" svg:x="6.482cm" svg:y="5.838cm" presentation:class="outline" presentation:user-transformed="true">
          <draw:text-box>
            <text:list text:style-name="L3">
              <text:list-item>
                <text:p text:id="id20" text:style-name="P4">Basic operators</text:p>
                <text:list>
                  <text:list-item>
                    <text:p text:id="id21" text:style-name="P4">AND</text:p>
                  </text:list-item>
                  <text:list-item>
                    <text:p text:id="id22" text:style-name="P4">OR</text:p>
                  </text:list-item>
                  <text:list-item>
                    <text:p text:id="id23" text:style-name="P4">NOT</text:p>
                  </text:list-item>
                </text:list>
              </text:list-item>
              <text:list-item>
                <text:p text:id="id24" text:style-name="P4">Other operators are <text:line-break/>combinations of basic ones</text:p>
                <text:list>
                  <text:list-item>
                    <text:p text:id="id25" text:style-name="P4">XOR(A,B) = <text:line-break/><text:tab/><text:tab/><text:tab/><text:tab/><text:tab/>(NOT(A) AND B) <text:line-break/><text:tab/><text:tab/><text:tab/><text:tab/><text:tab/><text:tab/><text:tab/>OR <text:line-break/><text:tab/><text:tab/><text:tab/><text:tab/><text:tab/>(A AND NOT(B))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3" presentation:class="page"/>
          <draw:frame presentation:style-name="pr2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va Sty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The Java Style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draw:frame draw:style-name="gr8" draw:layer="layout" svg:width="16.481cm" svg:height="13.732cm" svg:x="7.93cm" svg:y="6.0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7" draw:layer="layout" svg:width="13.705cm" svg:height="10.279cm" svg:x="3.641cm" svg:y="2.853cm" draw:page-number="14" presentation:class="page"/>
          <draw:frame presentation:style-name="pr22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valuation vs Optimized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Evaluation vs Optimized</text:p>
          </draw:text-box>
        </draw:frame>
        <draw:frame presentation:style-name="pr20" draw:text-style-name="P5" draw:layer="layout" svg:width="25.285cm" svg:height="13.23cm" svg:x="1.882cm" svg:y="5.838cm" presentation:class="outline" presentation:user-transformed="true">
          <draw:text-box>
            <text:list text:style-name="L3">
              <text:list-item>
                <text:p text:id="id26" text:style-name="P4">Evaluation</text:p>
                <text:list>
                  <text:list-item>
                    <text:p text:id="id27" text:style-name="P4">Both terms are evaluated</text:p>
                  </text:list-item>
                </text:list>
              </text:list-item>
            </text:list>
            <text:p text:id="id28" text:style-name="P10"><text:span text:style-name="T9">false &amp; true</text:span></text:p>
            <text:p text:id="id29" text:style-name="P11"><text:span text:style-name="T9">true <text:s/>| false</text:span></text:p>
            <text:list text:continue-numbering="true" text:style-name="L3">
              <text:list-item>
                <text:p text:id="id30" text:style-name="P4">Optimized</text:p>
                <text:list>
                  <text:list-item>
                    <text:p text:id="id31" text:style-name="P4">If the first terms allows to compute the result,<text:line-break/>the second term is not evaluated</text:p>
                  </text:list-item>
                </text:list>
              </text:list-item>
            </text:list>
            <text:p text:id="id32" text:style-name="P10"><text:span text:style-name="T9">false &amp;&amp; </text:span><text:span text:style-name="T10">true</text:span></text:p>
            <text:p text:id="id33" text:style-name="P10"><text:span text:style-name="T9">true <text:s/>|| </text:span><text:span text:style-name="T10">false</text:span>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A</text:p>
            <text:p text:style-name="P4">N</text:p>
            <text:p text:style-name="P4"/>
            <text:p text:style-name="P4">C</text:p>
            <text:p text:style-name="P4">A</text:p>
            <text:p text:style-name="P4">L</text:p>
            <text:p text:style-name="P4">C</text:p>
            <text:p text:style-name="P4">U</text:p>
            <text:p text:style-name="P4">L</text:p>
            <text:p text:style-name="P4">U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5" presentation:class="page"/>
          <draw:frame presentation:style-name="pr2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Numbers" draw:style-name="dp1" draw:master-page-name="Section" presentation:presentation-page-layout-name="AL3T19">
        <office:forms form:automatic-focus="false" form:apply-design-mode="false"/>
        <draw:frame presentation:style-name="pr24" draw:text-style-name="P4" draw:layer="layout" svg:width="14.7cm" svg:height="3.503cm" svg:x="3.8cm" svg:y="8.416cm" presentation:class="title">
          <draw:text-box>
            <text:p text:style-name="P4">Numbers</text:p>
          </draw:text-box>
        </draw:frame>
        <presentation:notes draw:style-name="dp2">
          <draw:page-thumbnail draw:style-name="gr7" draw:layer="layout" svg:width="12.7cm" svg:height="9.525cm" svg:x="4.175cm" svg:y="3.005cm" draw:page-number="16" presentation:class="page"/>
          <draw:frame presentation:style-name="pr25" draw:text-style-name="P4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rom Bit to Numbe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From Bit to Numbers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26" draw:text-style-name="P5" draw:layer="layout" svg:width="15.264cm" svg:height="8.147cm" svg:x="7.157cm" svg:y="7.838cm" presentation:class="outline" presentation:user-transformed="true">
          <draw:text-box>
            <text:list text:style-name="L3">
              <text:list-item>
                <text:p text:id="id34" text:style-name="P4">Number representation</text:p>
                <text:list>
                  <text:list-item>
                    <text:p text:id="id35" text:style-name="P4">From bit to positive integers</text:p>
                  </text:list-item>
                  <text:list-item>
                    <text:p text:id="id36" text:style-name="P4">Negative integers</text:p>
                  </text:list-item>
                  <text:list-item>
                    <text:p text:id="id37" text:style-name="P4">Decimal numbers</text:p>
                  </text:list-item>
                </text:list>
              </text:list-item>
              <text:list-item>
                <text:p text:id="id38" text:style-name="P4">Arithmetic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7" presentation:class="page"/>
          <draw:frame presentation:style-name="pr27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Base-10 number system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Base-10 Number System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28" draw:text-style-name="P5" draw:layer="layout" svg:width="16.501cm" svg:height="9.657cm" svg:x="6.479cm" svg:y="7.773cm" presentation:class="outline" presentation:user-transformed="true">
          <draw:text-box>
            <text:list text:style-name="L3">
              <text:list-item>
                <text:p text:id="id39" text:style-name="P4">What means 152?</text:p>
                <text:list>
                  <text:list-item>
                    <text:p text:id="id40" text:style-name="P4">1x100 + 5x10 + 2x1</text:p>
                  </text:list-item>
                  <text:list-item>
                    <text:p text:id="id41" text:style-name="P4">1x10<text:span text:style-name="T11">2 </text:span>+ 5x10<text:span text:style-name="T11">1</text:span> + 2x10<text:span text:style-name="T12">0</text:span></text:p>
                  </text:list-item>
                  <text:list-item>
                    <text:p text:id="id42" text:style-name="P4"><text:span text:style-name="T13">1, 5, and 2 are </text:span><text:span text:style-name="T14">digits</text:span></text:p>
                  </text:list-item>
                </text:list>
              </text:list-item>
              <text:list-item>
                <text:p text:id="id43" text:style-name="P4"><text:span text:style-name="T13">Why the base-10 number system?</text:span></text:p>
                <text:list>
                  <text:list-item>
                    <text:p text:id="id44" text:style-name="P4"><text:span text:style-name="T13">10 fing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8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e-7 number system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Base-7 Number System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29" draw:text-style-name="P5" draw:layer="layout" svg:width="23.91cm" svg:height="8.505cm" svg:x="3.171cm" svg:y="8.272cm" presentation:class="outline" presentation:user-transformed="true">
          <draw:text-box>
            <text:list text:style-name="L3">
              <text:list-item>
                <text:p text:id="id45" text:style-name="P4"><text:span text:style-name="T15">What would happen if we had 7 fingers?</text:span></text:p>
                <text:list>
                  <text:list-item>
                    <text:p text:id="id46" text:style-name="P4"><text:span text:style-name="T13">Base-7 number system?</text:span></text:p>
                  </text:list-item>
                  <text:list-item>
                    <text:p text:id="id47" text:style-name="P4"><text:span text:style-name="T13">152</text:span><text:span text:style-name="T16">10</text:span><text:span text:style-name="T16"><text:tab/></text:span><text:span text:style-name="T13">= 147 + 5 </text:span><text:span text:style-name="T13"><text:line-break/></text:span><text:span text:style-name="T13"><text:tab/></text:span><text:span text:style-name="T13"><text:tab/></text:span><text:span text:style-name="T13">= 3x49 + 0x7+ 5 </text:span><text:span text:style-name="T13"><text:line-break/></text:span><text:span text:style-name="T13"> <text:s text:c="7"/></text:span><text:span text:style-name="T13"><text:tab/></text:span><text:span text:style-name="T13">= 3x7</text:span><text:span text:style-name="T12">2</text:span><text:span text:style-name="T13"> + 0x7</text:span><text:span text:style-name="T12">1</text:span><text:span text:style-name="T13"> + 5x7</text:span><text:span text:style-name="T12">0</text:span><text:span text:style-name="T13"> </text:span><text:span text:style-name="T13"><text:line-break/></text:span><text:span text:style-name="T13"><text:tab/></text:span><text:span text:style-name="T13"><text:tab/></text:span><text:span text:style-name="T13">= 305</text:span><text:span text:style-name="T16">7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9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opular number system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Popular Number Systems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30" draw:text-style-name="P5" draw:layer="layout" svg:width="16.318cm" svg:height="14.225cm" svg:x="6.872cm" svg:y="5.603cm" presentation:class="outline" presentation:user-transformed="true">
          <draw:text-box>
            <text:list text:style-name="L3">
              <text:list-item>
                <text:p text:id="id48" text:style-name="P4"><text:span text:style-name="T15">Binary system</text:span></text:p>
                <text:list>
                  <text:list-item>
                    <text:p text:id="id49" text:style-name="P4"><text:span text:style-name="T13">Base-2 number system</text:span></text:p>
                  </text:list-item>
                  <text:list-item>
                    <text:p text:id="id50" text:style-name="P4"><text:span text:style-name="T13">A bit is a Binary digit</text:span></text:p>
                  </text:list-item>
                </text:list>
              </text:list-item>
              <text:list-item>
                <text:p text:id="id51" text:style-name="P4"><text:span text:style-name="T15">Octal system</text:span></text:p>
                <text:list>
                  <text:list-item>
                    <text:p text:id="id52" text:style-name="P4"><text:span text:style-name="T13">Base-8 number system</text:span></text:p>
                  </text:list-item>
                </text:list>
              </text:list-item>
              <text:list-item>
                <text:p text:id="id53" text:style-name="P4"><text:span text:style-name="T15">Hexadecimal</text:span></text:p>
                <text:list>
                  <text:list-item>
                    <text:p text:id="id54" text:style-name="P4"><text:span text:style-name="T13">Base-16 number system</text:span></text:p>
                  </text:list-item>
                  <text:list-item>
                    <text:p text:id="id55" text:style-name="P4"><text:span text:style-name="T13">Symbols: 0-9, A-F</text:span></text:p>
                  </text:list-item>
                  <text:list-item>
                    <text:p text:id="id56" text:style-name="P4"><text:span text:style-name="T13">A</text:span><text:span text:style-name="T16">16</text:span><text:span text:style-name="T13">=10</text:span><text:span text:style-name="T16">10</text:span><text:span text:style-name="T13">, B</text:span><text:span text:style-name="T16">16</text:span><text:span text:style-name="T13">=11</text:span><text:span text:style-name="T16">10</text:span><text:span text:style-name="T13">, ... F</text:span><text:span text:style-name="T16">16</text:span><text:span text:style-name="T13">=15</text:span><text:span text:style-name="T16">1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0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atural numbe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Natural Numbers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31" draw:text-style-name="P5" draw:layer="layout" svg:width="23.91cm" svg:height="14.3cm" svg:x="2.872cm" svg:y="5.603cm" presentation:class="outline" presentation:user-transformed="true">
          <draw:text-box>
            <text:list text:style-name="L3">
              <text:list-item>
                <text:p text:id="id57" text:style-name="P4">Sets of bits</text:p>
                <text:list>
                  <text:list-item>
                    <text:p text:id="id58" text:style-name="P4">8 bits = a byte</text:p>
                  </text:list-item>
                  <text:list-item>
                    <text:p text:id="id59" text:style-name="P4">2 bytes = a word</text:p>
                  </text:list-item>
                  <text:list-item>
                    <text:p text:id="id60" text:style-name="P4">4 bytes = a word, a doubleword, a longword</text:p>
                  </text:list-item>
                  <text:list-item>
                    <text:p text:id="id61" text:style-name="P4">8 bytes = a quadword, a longword</text:p>
                  </text:list-item>
                </text:list>
              </text:list-item>
              <text:list-item>
                <text:p text:id="id62" text:style-name="P4">With n bits</text:p>
                <text:list>
                  <text:list-item>
                    <text:p text:id="id63" text:style-name="P4">0 &lt; x &lt; 2<text:span text:style-name="T11">n</text:span>-1</text:p>
                  </text:list-item>
                </text:list>
              </text:list-item>
              <text:list-item>
                <text:p text:id="id64" text:style-name="P4">With a byte</text:p>
                <text:list>
                  <text:list-item>
                    <text:p text:id="id65" text:style-name="P4">0 = 00000000<text:span text:style-name="T11">2</text:span> &lt; x &lt; 2<text:span text:style-name="T11">8</text:span>-1= 255<text:span text:style-name="T17">10</text:span> = 11111111<text:span text:style-name="T17">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1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inary Arithmetical Operations: bad approach" draw:style-name="dp3" draw:master-page-name="Normal1" presentation:presentation-page-layout-name="AL2T1">
        <office:forms form:automatic-focus="false" form:apply-design-mode="false"/>
        <draw:frame presentation:style-name="pr32" draw:text-style-name="P5" draw:layer="layout" svg:width="15.088cm" svg:height="11.442cm" svg:x="6.871cm" svg:y="7.172cm" presentation:class="outline" presentation:user-transformed="true">
          <draw:text-box>
            <text:list text:style-name="L3">
              <text:list-item>
                <text:p text:id="id66" text:style-name="P4"><text:span text:style-name="T15">101</text:span><text:span text:style-name="T18">2</text:span><text:span text:style-name="T15"> + 110</text:span><text:span text:style-name="T18">2</text:span><text:span text:style-name="T15"> = ?</text:span></text:p>
              </text:list-item>
              <text:list-item>
                <text:p text:id="id67" text:style-name="P4"><text:span text:style-name="T15">Bad approach</text:span></text:p>
                <text:list>
                  <text:list-item>
                    <text:p text:id="id68" text:style-name="P4"><text:span text:style-name="T13">101</text:span><text:span text:style-name="T16">2</text:span><text:span text:style-name="T13"> = 4</text:span><text:span text:style-name="T16">10</text:span><text:span text:style-name="T13">+1</text:span><text:span text:style-name="T16">10</text:span><text:span text:style-name="T13"> = 5</text:span><text:span text:style-name="T16">10</text:span></text:p>
                  </text:list-item>
                  <text:list-item>
                    <text:p text:id="id69" text:style-name="P4"><text:span text:style-name="T13">110</text:span><text:span text:style-name="T16">2</text:span><text:span text:style-name="T13"> = 4</text:span><text:span text:style-name="T16">10</text:span><text:span text:style-name="T13">+2</text:span><text:span text:style-name="T16">10</text:span><text:span text:style-name="T13"> = 6</text:span><text:span text:style-name="T16">10</text:span></text:p>
                  </text:list-item>
                  <text:list-item>
                    <text:p text:id="id70" text:style-name="P4"><text:span text:style-name="T13">5</text:span><text:span text:style-name="T16">10</text:span><text:span text:style-name="T13"> + 6</text:span><text:span text:style-name="T16">10</text:span><text:span text:style-name="T13"> = 11</text:span><text:span text:style-name="T16">10</text:span></text:p>
                  </text:list-item>
                  <text:list-item>
                    <text:p text:id="id71" text:style-name="P4"><text:span text:style-name="T13">11</text:span><text:span text:style-name="T16">10</text:span><text:span text:style-name="T13"> = 8</text:span><text:span text:style-name="T16">10</text:span><text:span text:style-name="T13"> + 2</text:span><text:span text:style-name="T16">10</text:span><text:span text:style-name="T13"> + 1</text:span><text:span text:style-name="T16">10</text:span><text:span text:style-name="T13"> = 1011</text:span><text:span text:style-name="T16">2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Binary Arithmetical Operations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2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inary arithmetical operations: good approach" draw:style-name="dp3" draw:master-page-name="Normal1" presentation:presentation-page-layout-name="AL2T1">
        <office:forms form:automatic-focus="false" form:apply-design-mode="false"/>
        <draw:frame presentation:style-name="pr33" draw:text-style-name="P12" draw:layer="layout" svg:width="10.175cm" svg:height="3.43cm" svg:x="9.071cm" svg:y="6.672cm" presentation:class="outline" presentation:user-transformed="true">
          <draw:text-box>
            <text:list text:style-name="L3">
              <text:list-item>
                <text:p text:id="id72" text:style-name="P4"><text:span text:style-name="T15">101</text:span><text:span text:style-name="T18">2</text:span><text:span text:style-name="T15"> + 110</text:span><text:span text:style-name="T18">2</text:span><text:span text:style-name="T15"> = ?</text:span></text:p>
              </text:list-item>
              <text:list-item>
                <text:p text:id="id73" text:style-name="P4"><text:span text:style-name="T15">Good approach</text:span></text:p>
              </text:list-item>
            </text:list>
          </draw:text-box>
        </draw:frame>
        <draw:frame presentation:style-name="pr8" draw:text-style-name="P4" draw:layer="layout" svg:width="25.768cm" svg:height="3.507cm" svg:x="1.599cm" svg:y="0.643cm" presentation:class="title" presentation:user-transformed="true">
          <draw:text-box>
            <text:p text:style-name="P4">Binary Arithmetical Operations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g draw:id="id74">
          <draw:frame draw:style-name="gr10" draw:text-style-name="P13" draw:layer="layout" svg:width="5.646cm" svg:height="1.267cm" svg:x="12.174cm" svg:y="13.128cm">
            <draw:text-box>
              <text:p text:style-name="P4"><text:span text:style-name="T19">101</text:span></text:p>
            </draw:text-box>
          </draw:frame>
          <draw:frame draw:style-name="gr10" draw:text-style-name="P13" draw:layer="layout" svg:width="5.646cm" svg:height="1.267cm" svg:x="12.174cm" svg:y="14.428cm">
            <draw:text-box>
              <text:p text:style-name="P4"><text:span text:style-name="T19">+ 110 <text:s text:c="2"/></text:span></text:p>
            </draw:text-box>
          </draw:frame>
          <draw:line draw:style-name="gr11" draw:text-style-name="P14" draw:layer="layout" svg:x1="12.427cm" svg:y1="15.71cm" svg:x2="16.808cm" svg:y2="15.71cm">
            <text:p/>
          </draw:line>
        </draw:g>
        <draw:frame draw:style-name="gr12" draw:text-style-name="P13" draw:id="id75" draw:layer="layout" svg:width="1.063cm" svg:height="1.267cm" svg:x="15.114cm" svg:y="15.916cm">
          <draw:text-box>
            <text:p text:style-name="P4"><text:span text:style-name="T19">1</text:span></text:p>
          </draw:text-box>
        </draw:frame>
        <draw:frame draw:style-name="gr12" draw:text-style-name="P13" draw:id="id76" draw:layer="layout" svg:width="1.063cm" svg:height="1.267cm" svg:x="14.515cm" svg:y="15.916cm">
          <draw:text-box>
            <text:p text:style-name="P4"><text:span text:style-name="T19">1</text:span></text:p>
          </draw:text-box>
        </draw:frame>
        <draw:frame draw:style-name="gr12" draw:text-style-name="P13" draw:id="id77" draw:layer="layout" svg:width="1.063cm" svg:height="1.267cm" svg:x="13.916cm" svg:y="15.916cm">
          <draw:text-box>
            <text:p text:style-name="P4"><text:span text:style-name="T19">0</text:span></text:p>
          </draw:text-box>
        </draw:frame>
        <draw:frame draw:style-name="gr12" draw:text-style-name="P13" draw:id="id79" draw:layer="layout" svg:width="1.063cm" svg:height="1.267cm" svg:x="13.317cm" svg:y="15.916cm">
          <draw:text-box>
            <text:p text:style-name="P4"><text:span text:style-name="T19">1</text:span></text:p>
          </draw:text-box>
        </draw:frame>
        <draw:frame draw:style-name="gr12" draw:text-style-name="P13" draw:id="id78" draw:layer="layout" svg:width="1.063cm" svg:height="1.267cm" svg:x="13.218cm" svg:y="12.016cm">
          <draw:text-box>
            <text:p text:style-name="P4"><text:span text:style-name="T19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4" smil:attributeName="visibility" smil:to="visible"/>
                  <anim:transitionFilter smil:dur="1s" smil:targetElement="id7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5" smil:attributeName="visibility" smil:to="visible"/>
                  <anim:transitionFilter smil:dur="1s" smil:targetElement="id7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6" smil:attributeName="visibility" smil:to="visible"/>
                  <anim:transitionFilter smil:dur="1s" smil:targetElement="id7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7" smil:attributeName="visibility" smil:to="visible"/>
                  <anim:transitionFilter smil:dur="1s" smil:targetElement="id7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8" smil:attributeName="visibility" smil:to="visible"/>
                  <anim:transitionFilter smil:dur="1s" smil:targetElement="id7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9" smil:attributeName="visibility" smil:to="visible"/>
                  <anim:transitionFilter smil:dur="1s" smil:targetElement="id7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3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igned Integers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Signed Integers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34" draw:text-style-name="P5" draw:layer="layout" svg:width="13.141cm" svg:height="9.717cm" svg:x="7.957cm" svg:y="7.438cm" presentation:class="outline" presentation:user-transformed="true">
          <draw:text-box>
            <text:list text:style-name="L3">
              <text:list-item>
                <text:p text:id="id80" text:style-name="P4">Three main techniques</text:p>
                <text:list>
                  <text:list-item>
                    <text:p text:id="id81" text:style-name="P4">Sign-and-magnitude</text:p>
                  </text:list-item>
                  <text:list-item>
                    <text:p text:id="id82" text:style-name="P4">One's complement</text:p>
                  </text:list-item>
                  <text:list-item>
                    <text:p text:id="id83" text:style-name="P4">Two's complement</text:p>
                  </text:list-item>
                </text:list>
              </text:list-item>
              <text:list-item>
                <text:p text:id="id84" text:style-name="P4">Most used</text:p>
                <text:list>
                  <text:list-item>
                    <text:p text:id="id85" text:style-name="P4">Two's compl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4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ign-and-Magnitude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Sign-and-Magnitude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35" draw:text-style-name="P5" draw:layer="layout" svg:width="13.323cm" svg:height="11.464cm" svg:x="8.661cm" svg:y="7.203cm" presentation:class="outline" presentation:user-transformed="true">
          <draw:text-box>
            <text:list text:style-name="L3">
              <text:list-item>
                <text:p text:id="id86" text:style-name="P4"><text:span text:style-name="T20">1 bit for sign</text:span></text:p>
                <text:list>
                  <text:list-item>
                    <text:p text:id="id87" text:style-name="P4"><text:span text:style-name="T21">0 = positive</text:span></text:p>
                  </text:list-item>
                  <text:list-item>
                    <text:p text:id="id88" text:style-name="P4"><text:span text:style-name="T21">1 = negative</text:span></text:p>
                  </text:list-item>
                </text:list>
              </text:list-item>
              <text:list-item>
                <text:p text:id="id89" text:style-name="P4"><text:span text:style-name="T22">Other bits for amplitude</text:span></text:p>
                <text:list>
                  <text:list-item>
                    <text:p text:id="id90" text:style-name="P4"><text:span text:style-name="T23">+</text:span><text:span text:style-name="T24">5</text:span><text:span text:style-name="T24"><text:tab/></text:span><text:span text:style-name="T24">= </text:span><text:span text:style-name="T23">0</text:span><text:span text:style-name="T24">101</text:span></text:p>
                  </text:list-item>
                  <text:list-item>
                    <text:p text:id="id91" text:style-name="P4"><text:span text:style-name="T23">-</text:span><text:span text:style-name="T24">5</text:span><text:span text:style-name="T24"><text:tab/></text:span><text:span text:style-name="T24">= </text:span><text:span text:style-name="T23">1</text:span><text:span text:style-name="T24">101</text:span></text:p>
                  </text:list-item>
                </text:list>
              </text:list-item>
              <text:list-item>
                <text:p text:id="id92" text:style-name="P4"><text:span text:style-name="T22">Difficult addi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5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ign-and-Magnitude 2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Sign-and-Magnitude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36" draw:text-style-name="P5" draw:layer="layout" svg:width="15.177cm" svg:height="11.055cm" svg:x="6.957cm" svg:y="6.538cm" presentation:class="outline" presentation:user-transformed="true">
          <draw:text-box>
            <text:list text:style-name="L3">
              <text:list-item>
                <text:p text:id="id93" text:style-name="P4">Two zeros</text:p>
                <text:list>
                  <text:list-item>
                    <text:p text:id="id94" text:style-name="P4">+0: 0000</text:p>
                  </text:list-item>
                  <text:list-item>
                    <text:p text:id="id95" text:style-name="P4">- 0: 1000</text:p>
                  </text:list-item>
                </text:list>
              </text:list-item>
              <text:list-item>
                <text:p text:id="id96" text:style-name="P4">With n digits, </text:p>
                <text:list>
                  <text:list-item>
                    <text:p text:id="id97" text:style-name="P4">numbers from -2<text:span text:style-name="T11">n-1</text:span>-1 to 2<text:span text:style-name="T11">n-1</text:span>-1</text:p>
                  </text:list-item>
                </text:list>
              </text:list-item>
              <text:list-item>
                <text:p text:id="id98" text:style-name="P4">For a byte,</text:p>
                <text:list>
                  <text:list-item>
                    <text:p text:id="id99" text:style-name="P4"><text:s/>-127&lt;n&lt;127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6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ne's complement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ne's Complement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37" draw:text-style-name="P5" draw:layer="layout" svg:width="23.91cm" svg:height="12.22cm" svg:x="2.872cm" svg:y="6.603cm" presentation:class="outline" presentation:user-transformed="true">
          <draw:text-box>
            <text:list text:style-name="L3">
              <text:list-item>
                <text:p text:id="id100" text:style-name="P4"><text:span text:style-name="T15">Complement</text:span></text:p>
                <text:list>
                  <text:list-item>
                    <text:p text:id="id101" text:style-name="P4"><text:span text:style-name="T13">1 </text:span><text:span text:style-name="T25">→</text:span><text:span text:style-name="T24"> 0</text:span></text:p>
                  </text:list-item>
                  <text:list-item>
                    <text:p text:id="id102" text:style-name="P4"><text:span text:style-name="T24">0 </text:span><text:span text:style-name="T25">→</text:span><text:span text:style-name="T24"> 1</text:span></text:p>
                  </text:list-item>
                </text:list>
              </text:list-item>
              <text:list-item>
                <text:p text:id="id103" text:style-name="P4"><text:span text:style-name="T24">Negative number = complement of positive number</text:span></text:p>
                <text:list>
                  <text:list-item>
                    <text:p text:id="id104" text:style-name="P4"><text:span text:style-name="T24">5 </text:span><text:span text:style-name="T24"><text:tab/></text:span><text:span text:style-name="T24">= 0101</text:span></text:p>
                  </text:list-item>
                  <text:list-item>
                    <text:p text:id="id105" text:style-name="P4"><text:span text:style-name="T24">!5</text:span><text:span text:style-name="T24"><text:tab/></text:span><text:span text:style-name="T24">= 1010</text:span></text:p>
                  </text:list-item>
                  <text:list-item>
                    <text:p text:id="id106" text:style-name="P4"><text:span text:style-name="T24">-5 </text:span><text:span text:style-name="T24"><text:tab/></text:span><text:span text:style-name="T24">= 1010</text:span></text:p>
                  </text:list-item>
                  <text:list-item>
                    <text:p text:id="id107" text:style-name="P4"><text:span text:style-name="T24">5 + (-5) = 1111 = -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5" anim:sub-item="text" smil:attributeName="visibility" smil:to="visible"/>
                  <anim:transitionFilter smil:dur="1s" smil:targetElement="id10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6" anim:sub-item="text" smil:attributeName="visibility" smil:to="visible"/>
                  <anim:transitionFilter smil:dur="1s" smil:targetElement="id10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7" anim:sub-item="text" smil:attributeName="visibility" smil:to="visible"/>
                  <anim:transitionFilter smil:dur="1s" smil:targetElement="id10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7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ne's complement 2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ne's Complement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20" draw:text-style-name="P5" draw:layer="layout" svg:width="23.91cm" svg:height="13.23cm" svg:x="3.257cm" svg:y="5.838cm" presentation:class="outline" presentation:user-transformed="true">
          <draw:text-box>
            <text:list text:style-name="L3">
              <text:list-item>
                <text:p text:id="id108" text:style-name="P4">First digit = sign</text:p>
                <text:list>
                  <text:list-item>
                    <text:p text:id="id109" text:style-name="P4">0 for positive integers</text:p>
                  </text:list-item>
                  <text:list-item>
                    <text:p text:id="id110" text:style-name="P4">1 for negative integers</text:p>
                  </text:list-item>
                </text:list>
              </text:list-item>
              <text:list-item>
                <text:p text:id="id111" text:style-name="P4">Two zeros</text:p>
                <text:list>
                  <text:list-item>
                    <text:p text:id="id112" text:style-name="P4">+0: 0000</text:p>
                  </text:list-item>
                  <text:list-item>
                    <text:p text:id="id113" text:style-name="P4">- 0: 1111</text:p>
                  </text:list-item>
                </text:list>
              </text:list-item>
              <text:list-item>
                <text:p text:id="id114" text:style-name="P4">With n digits, numbers from -2<text:span text:style-name="T11">n-1</text:span>-1 to 2<text:span text:style-name="T11">n-1</text:span>-1</text:p>
                <text:list>
                  <text:list-item>
                    <text:p text:id="id115" text:style-name="P4">For a byte, -127&lt;n&lt;127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8" anim:sub-item="text" smil:attributeName="visibility" smil:to="visible"/>
                  <anim:transitionFilter smil:dur="1s" smil:targetElement="id10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9" anim:sub-item="text" smil:attributeName="visibility" smil:to="visible"/>
                  <anim:transitionFilter smil:dur="1s" smil:targetElement="id10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0" anim:sub-item="text" smil:attributeName="visibility" smil:to="visible"/>
                  <anim:transitionFilter smil:dur="1s" smil:targetElement="id1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1" anim:sub-item="text" smil:attributeName="visibility" smil:to="visible"/>
                  <anim:transitionFilter smil:dur="1s" smil:targetElement="id1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2" anim:sub-item="text" smil:attributeName="visibility" smil:to="visible"/>
                  <anim:transitionFilter smil:dur="1s" smil:targetElement="id1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3" anim:sub-item="text" smil:attributeName="visibility" smil:to="visible"/>
                  <anim:transitionFilter smil:dur="1s" smil:targetElement="id1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8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wo's complement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Two's Complement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38" draw:text-style-name="P5" draw:layer="layout" svg:width="23.91cm" svg:height="7.439cm" svg:x="2.872cm" svg:y="5.603cm" presentation:class="outline" presentation:user-transformed="true">
          <draw:text-box>
            <text:list text:style-name="L3">
              <text:list-item>
                <text:p text:id="id116" text:style-name="P4"><text:span text:style-name="T22">Negative number = complement + 1</text:span></text:p>
                <text:list>
                  <text:list-item>
                    <text:p text:id="id117" text:style-name="P4"><text:span text:style-name="T24">5 </text:span><text:span text:style-name="T24"><text:tab/></text:span><text:span text:style-name="T24">= 0101</text:span></text:p>
                  </text:list-item>
                  <text:list-item>
                    <text:p text:id="id118" text:style-name="P4"><text:span text:style-name="T24">!5 </text:span><text:span text:style-name="T24"><text:tab/></text:span><text:span text:style-name="T24">= 1010</text:span></text:p>
                  </text:list-item>
                  <text:list-item>
                    <text:p text:id="id119" text:style-name="P4"><text:span text:style-name="T24">!5 + 1 = 1011</text:span></text:p>
                  </text:list-item>
                  <text:list-item>
                    <text:p text:id="id120" text:style-name="P4"><text:span text:style-name="T24">- 5 = 1011 </text:span></text:p>
                  </text:list-item>
                </text:list>
              </text:list-item>
            </text:list>
          </draw:text-box>
        </draw:frame>
        <draw:g draw:id="id121">
          <draw:frame draw:style-name="gr13" draw:text-style-name="P15" draw:layer="layout" svg:width="12.4cm" svg:height="2.253cm" svg:x="6.543cm" svg:y="13.658cm">
            <draw:text-box>
              <text:p text:style-name="P4"><text:span text:style-name="T26">0101</text:span><text:span text:style-name="T26"><text:line-break/></text:span><text:span text:style-name="T26">+ 1011 <text:s text:c="2"/></text:span></text:p>
            </draw:text-box>
          </draw:frame>
          <draw:line draw:style-name="gr14" draw:text-style-name="P14" draw:layer="layout" svg:x1="10.207cm" svg:y1="15.949cm" svg:x2="14.183cm" svg:y2="15.949cm">
            <text:p/>
          </draw:line>
        </draw:g>
        <draw:frame draw:style-name="gr15" draw:text-style-name="P15" draw:id="id122" draw:layer="layout" svg:width="0.876cm" svg:height="1.127cm" svg:x="13.171cm" svg:y="16.087cm">
          <draw:text-box>
            <text:p text:style-name="P4"><text:span text:style-name="T26">0</text:span></text:p>
          </draw:text-box>
        </draw:frame>
        <draw:frame draw:style-name="gr15" draw:text-style-name="P15" draw:id="id124" draw:layer="layout" svg:width="0.876cm" svg:height="1.127cm" svg:x="12.571cm" svg:y="16.087cm">
          <draw:text-box>
            <text:p text:style-name="P4"><text:span text:style-name="T26">0</text:span></text:p>
          </draw:text-box>
        </draw:frame>
        <draw:frame draw:style-name="gr15" draw:text-style-name="P15" draw:id="id126" draw:layer="layout" svg:width="0.876cm" svg:height="1.127cm" svg:x="11.971cm" svg:y="16.087cm">
          <draw:text-box>
            <text:p text:style-name="P4"><text:span text:style-name="T26">0</text:span></text:p>
          </draw:text-box>
        </draw:frame>
        <draw:frame draw:style-name="gr15" draw:text-style-name="P15" draw:id="id128" draw:layer="layout" svg:width="0.876cm" svg:height="1.127cm" svg:x="11.371cm" svg:y="16.087cm">
          <draw:text-box>
            <text:p text:style-name="P4"><text:span text:style-name="T26">0</text:span></text:p>
          </draw:text-box>
        </draw:frame>
        <draw:frame draw:style-name="gr15" draw:text-style-name="P15" draw:id="id123" draw:layer="layout" svg:width="0.876cm" svg:height="1.127cm" svg:x="12.571cm" svg:y="12.687cm">
          <draw:text-box>
            <text:p text:style-name="P4"><text:span text:style-name="T26">1</text:span></text:p>
          </draw:text-box>
        </draw:frame>
        <draw:frame draw:style-name="gr15" draw:text-style-name="P15" draw:id="id125" draw:layer="layout" svg:width="0.876cm" svg:height="1.127cm" svg:x="11.971cm" svg:y="12.687cm">
          <draw:text-box>
            <text:p text:style-name="P4"><text:span text:style-name="T26">1</text:span></text:p>
          </draw:text-box>
        </draw:frame>
        <draw:frame draw:style-name="gr15" draw:text-style-name="P15" draw:id="id127" draw:layer="layout" svg:width="0.876cm" svg:height="1.127cm" svg:x="11.371cm" svg:y="12.687cm">
          <draw:text-box>
            <text:p text:style-name="P4"><text:span text:style-name="T26">1</text:span></text:p>
          </draw:text-box>
        </draw:frame>
        <draw:frame draw:style-name="gr15" draw:text-style-name="P15" draw:id="id129" draw:layer="layout" svg:width="0.876cm" svg:height="1.127cm" svg:x="10.771cm" svg:y="16.087cm">
          <draw:text-box>
            <text:p text:style-name="P4"><text:span text:style-name="T26">1</text:span></text:p>
          </draw:text-box>
        </draw:frame>
        <draw:frame draw:style-name="gr16" draw:text-style-name="P16" draw:id="id130" draw:layer="layout" svg:width="2.288cm" svg:height="1.893cm" svg:x="10.063cm" svg:y="15.778cm">
          <draw:text-box>
            <text:p text:style-name="P4"><text:span text:style-name="T27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7" anim:sub-item="text" smil:attributeName="visibility" smil:to="visible"/>
                  <anim:transitionFilter smil:dur="1s" smil:targetElement="id1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8" anim:sub-item="text" smil:attributeName="visibility" smil:to="visible"/>
                  <anim:transitionFilter smil:dur="1s" smil:targetElement="id1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0" anim:sub-item="text" smil:attributeName="visibility" smil:to="visible"/>
                  <anim:transitionFilter smil:dur="1s" smil:targetElement="id1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1" smil:attributeName="visibility" smil:to="visible"/>
                  <anim:transitionFilter smil:dur="1s" smil:targetElement="id12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2" smil:attributeName="visibility" smil:to="visible"/>
                  <anim:transitionFilter smil:dur="1s" smil:targetElement="id12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3" smil:attributeName="visibility" smil:to="visible"/>
                  <anim:transitionFilter smil:dur="1s" smil:targetElement="id12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4" smil:attributeName="visibility" smil:to="visible"/>
                  <anim:transitionFilter smil:dur="1s" smil:targetElement="id12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5" smil:attributeName="visibility" smil:to="visible"/>
                  <anim:transitionFilter smil:dur="1s" smil:targetElement="id12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6" smil:attributeName="visibility" smil:to="visible"/>
                  <anim:transitionFilter smil:dur="1s" smil:targetElement="id12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7" smil:attributeName="visibility" smil:to="visible"/>
                  <anim:transitionFilter smil:dur="1s" smil:targetElement="id12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8" smil:attributeName="visibility" smil:to="visible"/>
                  <anim:transitionFilter smil:dur="1s" smil:targetElement="id12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9" smil:attributeName="visibility" smil:to="visible"/>
                  <anim:transitionFilter smil:dur="1s" smil:targetElement="id12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30" smil:attributeName="visibility" smil:to="visible"/>
                  <anim:transitionFilter smil:dur="1s" smil:targetElement="id13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9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wo's complement 2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Two's Complement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20" draw:text-style-name="P5" draw:layer="layout" svg:width="14.515cm" svg:height="14.184cm" svg:x="7.772cm" svg:y="5.603cm" presentation:class="outline" presentation:user-transformed="true">
          <draw:text-box>
            <text:list text:style-name="L3">
              <text:list-item>
                <text:p text:id="id131" text:style-name="P4">First digit = sign</text:p>
                <text:list>
                  <text:list-item>
                    <text:p text:id="id132" text:style-name="P4">0 for positive integers</text:p>
                  </text:list-item>
                  <text:list-item>
                    <text:p text:id="id133" text:style-name="P4">1 for negative integers</text:p>
                  </text:list-item>
                </text:list>
              </text:list-item>
              <text:list-item>
                <text:p text:id="id134" text:style-name="P4">One zero</text:p>
                <text:list>
                  <text:list-item>
                    <text:p text:id="id135" text:style-name="P4">+0: 0000</text:p>
                  </text:list-item>
                </text:list>
              </text:list-item>
              <text:list-item>
                <text:p text:id="id136" text:style-name="P4">With n digits</text:p>
                <text:list>
                  <text:list-item>
                    <text:p text:id="id137" text:style-name="P4">numbers from -2<text:span text:style-name="T11">n-1</text:span> to 2<text:span text:style-name="T11">n-1</text:span>-1</text:p>
                  </text:list-item>
                </text:list>
              </text:list-item>
              <text:list-item>
                <text:p text:id="id138" text:style-name="P4">For a byte</text:p>
                <text:list>
                  <text:list-item>
                    <text:p text:id="id139" text:style-name="P4"><text:s/>-128&lt;n&lt;127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1" anim:sub-item="text" smil:attributeName="visibility" smil:to="visible"/>
                  <anim:transitionFilter smil:dur="1s" smil:targetElement="id1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2" anim:sub-item="text" smil:attributeName="visibility" smil:to="visible"/>
                  <anim:transitionFilter smil:dur="1s" smil:targetElement="id1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3" anim:sub-item="text" smil:attributeName="visibility" smil:to="visible"/>
                  <anim:transitionFilter smil:dur="1s" smil:targetElement="id1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4" anim:sub-item="text" smil:attributeName="visibility" smil:to="visible"/>
                  <anim:transitionFilter smil:dur="1s" smil:targetElement="id1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5" anim:sub-item="text" smil:attributeName="visibility" smil:to="visible"/>
                  <anim:transitionFilter smil:dur="1s" smil:targetElement="id1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6" anim:sub-item="text" smil:attributeName="visibility" smil:to="visible"/>
                  <anim:transitionFilter smil:dur="1s" smil:targetElement="id1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7" anim:sub-item="text" smil:attributeName="visibility" smil:to="visible"/>
                  <anim:transitionFilter smil:dur="1s" smil:targetElement="id1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8" anim:sub-item="text" smil:attributeName="visibility" smil:to="visible"/>
                  <anim:transitionFilter smil:dur="1s" smil:targetElement="id1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9" anim:sub-item="text" smil:attributeName="visibility" smil:to="visible"/>
                  <anim:transitionFilter smil:dur="1s" smil:targetElement="id1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0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al Numbers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Real Numbers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39" draw:text-style-name="P5" draw:layer="layout" svg:width="21.086cm" svg:height="10.999cm" svg:x="4.372cm" svg:y="6.803cm" presentation:class="outline" presentation:user-transformed="true">
          <draw:text-box>
            <text:list text:style-name="L3">
              <text:list-item>
                <text:p text:id="id140" text:style-name="P4">Fixed-point numbers</text:p>
                <text:list>
                  <text:list-item>
                    <text:p text:id="id141" text:style-name="P17">0.5<text:tab/>= 1/2 <text:tab/>= 00000000<text:span text:style-name="T28">.</text:span>10000000</text:p>
                  </text:list-item>
                  <text:list-item>
                    <text:p text:id="id142" text:style-name="P17">1.25<text:tab/>= 1 1/4 <text:tab/>= 00000001<text:span text:style-name="T28">.</text:span>01000000</text:p>
                  </text:list-item>
                  <text:list-item>
                    <text:p text:id="id143" text:style-name="P17">7.375<text:tab/>= 7 3/8 <text:tab/>= 00000111<text:span text:style-name="T28">.</text:span>01100000</text:p>
                  </text:list-item>
                </text:list>
              </text:list-item>
              <text:list-item>
                <text:p text:id="id144" text:style-name="P17">Floating-point numbers</text:p>
                <text:list>
                  <text:list-item>
                    <text:p text:id="id145" text:style-name="P17"><text:span text:style-name="T29">sign</text:span> × (1 + <text:span text:style-name="T29">fractional significand</text:span>) × 2<text:span text:style-name="T30">exponent</text:span></text:p>
                  </text:list-item>
                  <text:list-item>
                    <text:p text:id="id146" text:style-name="P17">Standardized in IEEE 754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0" anim:sub-item="text" smil:attributeName="visibility" smil:to="visible"/>
                  <anim:transitionFilter smil:dur="1s" smil:targetElement="id1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1" anim:sub-item="text" smil:attributeName="visibility" smil:to="visible"/>
                  <anim:transitionFilter smil:dur="1s" smil:targetElement="id1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2" anim:sub-item="text" smil:attributeName="visibility" smil:to="visible"/>
                  <anim:transitionFilter smil:dur="1s" smil:targetElement="id1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3" anim:sub-item="text" smil:attributeName="visibility" smil:to="visible"/>
                  <anim:transitionFilter smil:dur="1s" smil:targetElement="id1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4" anim:sub-item="text" smil:attributeName="visibility" smil:to="visible"/>
                  <anim:transitionFilter smil:dur="1s" smil:targetElement="id1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5" anim:sub-item="text" smil:attributeName="visibility" smil:to="visible"/>
                  <anim:transitionFilter smil:dur="1s" smil:targetElement="id1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6" anim:sub-item="text" smil:attributeName="visibility" smil:to="visible"/>
                  <anim:transitionFilter smil:dur="1s" smil:targetElement="id14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1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umber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Numbers in Java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draw:style-name="gr8" draw:layer="layout" svg:width="24.025cm" svg:height="14.881cm" svg:x="2.566cm" svg:y="6.44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3.705cm" svg:height="10.279cm" svg:x="3.641cm" svg:y="2.853cm" draw:page-number="32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umber range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Number Ranges in Java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draw:style-name="gr8" draw:layer="layout" svg:width="25.961cm" svg:height="14.918cm" svg:x="1.566cm" svg:y="6.44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7" draw:layer="layout" svg:width="13.705cm" svg:height="10.279cm" svg:x="3.641cm" svg:y="2.853cm" draw:page-number="33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s of number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Examples of Numbers in Java</text:p>
          </draw:text-box>
        </draw:frame>
        <draw:frame draw:style-name="gr9" draw:text-style-name="P4" draw:layer="layout" svg:width="1.196cm" svg:height="6.943cm" svg:x="0cm" svg:y="14.069cm">
          <draw:text-box>
            <text:p text:style-name="P4">N</text:p>
            <text:p text:style-name="P4">U</text:p>
            <text:p text:style-name="P4">M</text:p>
            <text:p text:style-name="P4">B</text:p>
            <text:p text:style-name="P4">E</text:p>
            <text:p text:style-name="P4">R</text:p>
            <text:p text:style-name="P4">S</text:p>
          </draw:text-box>
        </draw:frame>
        <draw:frame presentation:style-name="pr40" draw:text-style-name="P19" draw:layer="layout" svg:width="10.629cm" svg:height="10.544cm" svg:x="8.957cm" svg:y="7.638cm" presentation:class="outline" presentation:user-transformed="true">
          <draw:text-box>
            <text:list text:style-name="L3">
              <text:list-item>
                <text:p text:style-name="P18">int<text:tab/>178</text:p>
              </text:list-item>
              <text:list-item>
                <text:p text:style-name="P18">long<text:tab/>8864<text:span text:style-name="T28">L</text:span></text:p>
              </text:list-item>
              <text:list-item>
                <text:p text:style-name="P18">double<text:tab/>37.266</text:p>
              </text:list-item>
              <text:list-item>
                <text:p text:style-name="P18">double <text:tab/>37.266<text:span text:style-name="T28">D</text:span></text:p>
              </text:list-item>
              <text:list-item>
                <text:p text:style-name="P18">double <text:tab/>26.77e3</text:p>
              </text:list-item>
              <text:list-item>
                <text:p text:style-name="P18">float<text:tab/>87.363<text:span text:style-name="T28">F</text:span></text:p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34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haracters" draw:style-name="dp1" draw:master-page-name="Section" presentation:presentation-page-layout-name="AL3T19">
        <office:forms form:automatic-focus="false" form:apply-design-mode="false"/>
        <draw:frame presentation:style-name="pr24" draw:text-style-name="P4" draw:layer="layout" svg:width="14.7cm" svg:height="3.503cm" svg:x="3.8cm" svg:y="8.416cm" presentation:class="title" presentation:user-transformed="true">
          <draw:text-box>
            <text:p text:style-name="P4">Characters</text:p>
          </draw:text-box>
        </draw:frame>
        <presentation:notes draw:style-name="dp2">
          <draw:page-thumbnail draw:style-name="gr7" draw:layer="layout" svg:width="12.7cm" svg:height="9.525cm" svg:x="4.175cm" svg:y="3.005cm" draw:page-number="35" presentation:class="page"/>
          <draw:frame presentation:style-name="pr41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haracter Encoding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Character Encoding</text:p>
          </draw:text-box>
        </draw:frame>
        <draw:frame presentation:style-name="pr42" draw:text-style-name="P5" draw:layer="layout" svg:width="17.777cm" svg:height="13.905cm" svg:x="6.221cm" svg:y="5.838cm" presentation:class="outline" presentation:user-transformed="true">
          <draw:text-box>
            <text:list text:style-name="L3">
              <text:list-item>
                <text:p text:id="id147" text:style-name="P4">Character set</text:p>
                <text:list>
                  <text:list-item>
                    <text:p text:id="id148" text:style-name="P4">A group of characters</text:p>
                  </text:list-item>
                </text:list>
              </text:list-item>
              <text:list-item>
                <text:p text:id="id149" text:style-name="P4">Character encoding</text:p>
                <text:list>
                  <text:list-item>
                    <text:p text:id="id150" text:style-name="P4">A character <text:span text:style-name="T31">↔</text:span><text:span text:style-name="T32"> a number</text:span></text:p>
                  </text:list-item>
                </text:list>
              </text:list-item>
              <text:list-item>
                <text:p text:id="id151" text:style-name="P4"><text:span text:style-name="T32">Example</text:span></text:p>
                <text:list>
                  <text:list-item>
                    <text:p text:id="id152" text:style-name="P4"><text:span text:style-name="T32">Character set: [ A, B, C, D ]</text:span></text:p>
                  </text:list-item>
                  <text:list-item>
                    <text:p text:id="id153" text:style-name="P4"><text:span text:style-name="T32">Character encoding:</text:span></text:p>
                    <text:list>
                      <text:list-item>
                        <text:p text:id="id154" text:style-name="P4"><text:span text:style-name="T32">A </text:span><text:span text:style-name="T31">↔ </text:span><text:span text:style-name="T32">1</text:span><text:span text:style-name="T32"><text:tab/></text:span><text:span text:style-name="T32"><text:tab/></text:span><text:span text:style-name="T32">B </text:span><text:span text:style-name="T31">↔ </text:span><text:span text:style-name="T32">2</text:span><text:span text:style-name="T32"><text:tab/></text:span><text:span text:style-name="T32"><text:tab/></text:span><text:span text:style-name="T32">C </text:span><text:span text:style-name="T31">↔ </text:span><text:span text:style-name="T32">3 </text:span><text:span text:style-name="T32"><text:tab/></text:span><text:span text:style-name="T32">D </text:span><text:span text:style-name="T31">↔ </text:span><text:span text:style-name="T32">4</text:span></text:p>
                      </text:list-item>
                      <text:list-item>
                        <text:p text:id="id155" text:style-name="P4"><text:span text:style-name="T32">DAD </text:span><text:span text:style-name="T31">↔ </text:span><text:span text:style-name="T32">41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8cm">
          <draw:text-box>
            <text:p text:style-name="P4">C</text:p>
            <text:p text:style-name="P4">H</text:p>
            <text:p text:style-name="P4">A</text:p>
            <text:p text:style-name="P4">R</text:p>
            <text:p text:style-name="P4">A</text:p>
            <text:p text:style-name="P4">C</text:p>
            <text:p text:style-name="P4">T</text:p>
            <text:p text:style-name="P4">E</text:p>
            <text:p text:style-name="P4">R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7" anim:sub-item="text" smil:attributeName="visibility" smil:to="visible"/>
                  <anim:transitionFilter smil:dur="1s" smil:targetElement="id1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8" anim:sub-item="text" smil:attributeName="visibility" smil:to="visible"/>
                  <anim:transitionFilter smil:dur="1s" smil:targetElement="id1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9" anim:sub-item="text" smil:attributeName="visibility" smil:to="visible"/>
                  <anim:transitionFilter smil:dur="1s" smil:targetElement="id1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0" anim:sub-item="text" smil:attributeName="visibility" smil:to="visible"/>
                  <anim:transitionFilter smil:dur="1s" smil:targetElement="id15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1" anim:sub-item="text" smil:attributeName="visibility" smil:to="visible"/>
                  <anim:transitionFilter smil:dur="1s" smil:targetElement="id1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2" anim:sub-item="text" smil:attributeName="visibility" smil:to="visible"/>
                  <anim:transitionFilter smil:dur="1s" smil:targetElement="id15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3" anim:sub-item="text" smil:attributeName="visibility" smil:to="visible"/>
                  <anim:transitionFilter smil:dur="1s" smil:targetElement="id15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4" anim:sub-item="text" smil:attributeName="visibility" smil:to="visible"/>
                  <anim:transitionFilter smil:dur="1s" smil:targetElement="id1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5" anim:sub-item="text" smil:attributeName="visibility" smil:to="visible"/>
                  <anim:transitionFilter smil:dur="1s" smil:targetElement="id15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6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opular Character Encoding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Popular Character Encodings</text:p>
          </draw:text-box>
        </draw:frame>
        <draw:frame presentation:style-name="pr43" draw:text-style-name="P5" draw:layer="layout" svg:width="18.039cm" svg:height="14.972cm" svg:x="5.577cm" svg:y="5.511cm" presentation:class="outline" presentation:user-transformed="true">
          <draw:text-box>
            <text:list text:style-name="L3">
              <text:list-item>
                <text:p text:id="id156" text:style-name="P4">Standard ASCII</text:p>
                <text:list>
                  <text:list-item>
                    <text:p text:id="id157" text:style-name="P4">American Standard Code for Information Interchange</text:p>
                  </text:list-item>
                  <text:list-item>
                    <text:p text:id="id158" text:style-name="P4">Roman alphabet on 7 bits</text:p>
                  </text:list-item>
                  <text:list-item>
                    <text:p text:id="id159" text:style-name="P4">Example: A = 64, B = 65, a = 97</text:p>
                  </text:list-item>
                </text:list>
              </text:list-item>
              <text:list-item>
                <text:p text:id="id160" text:style-name="P4">Standardized ISO-8859-x</text:p>
                <text:list>
                  <text:list-item>
                    <text:p text:id="id161" text:style-name="P4">8 bits: 1 bit for additional characters</text:p>
                  </text:list-item>
                </text:list>
              </text:list-item>
              <text:list-item>
                <text:p text:id="id162" text:style-name="P4">Windows Cp125x</text:p>
                <text:list>
                  <text:list-item>
                    <text:p text:id="id163" text:style-name="P4">Not standardized</text:p>
                  </text:list-item>
                  <text:list-item>
                    <text:p text:id="id164" text:style-name="P4">8 bits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8cm">
          <draw:text-box>
            <text:p text:style-name="P4">C</text:p>
            <text:p text:style-name="P4">H</text:p>
            <text:p text:style-name="P4">A</text:p>
            <text:p text:style-name="P4">R</text:p>
            <text:p text:style-name="P4">A</text:p>
            <text:p text:style-name="P4">C</text:p>
            <text:p text:style-name="P4">T</text:p>
            <text:p text:style-name="P4">E</text:p>
            <text:p text:style-name="P4">R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6" anim:sub-item="text" smil:attributeName="visibility" smil:to="visible"/>
                  <anim:transitionFilter smil:dur="1s" smil:targetElement="id1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7" anim:sub-item="text" smil:attributeName="visibility" smil:to="visible"/>
                  <anim:transitionFilter smil:dur="1s" smil:targetElement="id1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8" anim:sub-item="text" smil:attributeName="visibility" smil:to="visible"/>
                  <anim:transitionFilter smil:dur="1s" smil:targetElement="id1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9" anim:sub-item="text" smil:attributeName="visibility" smil:to="visible"/>
                  <anim:transitionFilter smil:dur="1s" smil:targetElement="id15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0" anim:sub-item="text" smil:attributeName="visibility" smil:to="visible"/>
                  <anim:transitionFilter smil:dur="1s" smil:targetElement="id16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1" anim:sub-item="text" smil:attributeName="visibility" smil:to="visible"/>
                  <anim:transitionFilter smil:dur="1s" smil:targetElement="id16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2" anim:sub-item="text" smil:attributeName="visibility" smil:to="visible"/>
                  <anim:transitionFilter smil:dur="1s" smil:targetElement="id1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3" anim:sub-item="text" smil:attributeName="visibility" smil:to="visible"/>
                  <anim:transitionFilter smil:dur="1s" smil:targetElement="id1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4" anim:sub-item="text" smil:attributeName="visibility" smil:to="visible"/>
                  <anim:transitionFilter smil:dur="1s" smil:targetElement="id16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7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nicod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Popular Character Encodings</text:p>
          </draw:text-box>
        </draw:frame>
        <draw:frame presentation:style-name="pr44" draw:text-style-name="P20" draw:layer="layout" svg:width="19.066cm" svg:height="13.067cm" svg:x="5.477cm" svg:y="6.111cm" presentation:class="outline" presentation:user-transformed="true">
          <draw:text-box>
            <text:list text:style-name="L3">
              <text:list-item>
                <text:p text:id="id165" text:style-name="P4"><text:span text:style-name="T33">Unicode</text:span></text:p>
                <text:list>
                  <text:list-item>
                    <text:p text:id="id166" text:style-name="P4"><text:span text:style-name="T33">Standard aiming at supporting</text:span><text:span text:style-name="T33"><text:line-break/></text:span><text:span text:style-name="T33">all existing characters</text:span></text:p>
                  </text:list-item>
                  <text:list-item>
                    <text:p text:id="id167" text:style-name="P4"><text:span text:style-name="T33">Various encoding</text:span></text:p>
                    <text:list>
                      <text:list-item>
                        <text:p text:id="id168" text:style-name="P4"><text:span text:style-name="T33">UTF-32, UTF-16, UTF-8, UTF-7</text:span></text:p>
                      </text:list-item>
                    </text:list>
                  </text:list-item>
                </text:list>
              </text:list-item>
              <text:list-item>
                <text:p text:id="id169" text:style-name="P4"><text:span text:style-name="T33">In Java</text:span></text:p>
                <text:list>
                  <text:list-item>
                    <text:p text:id="id170" text:style-name="P4"><text:span text:style-name="T33">Primitive </text:span><text:span text:style-name="T34">char</text:span></text:p>
                  </text:list-item>
                  <text:list-item>
                    <text:p text:id="id171" text:style-name="P4"><text:span text:style-name="T33">All characters are Unicode characters</text:span></text:p>
                  </text:list-item>
                  <text:list-item>
                    <text:p text:id="id172" text:style-name="P4"><text:span text:style-name="T33">Encoding on 2 bytes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8cm">
          <draw:text-box>
            <text:p text:style-name="P4">C</text:p>
            <text:p text:style-name="P4">H</text:p>
            <text:p text:style-name="P4">A</text:p>
            <text:p text:style-name="P4">R</text:p>
            <text:p text:style-name="P4">A</text:p>
            <text:p text:style-name="P4">C</text:p>
            <text:p text:style-name="P4">T</text:p>
            <text:p text:style-name="P4">E</text:p>
            <text:p text:style-name="P4">R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5" anim:sub-item="text" smil:attributeName="visibility" smil:to="visible"/>
                  <anim:transitionFilter smil:dur="1s" smil:targetElement="id1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6" anim:sub-item="text" smil:attributeName="visibility" smil:to="visible"/>
                  <anim:transitionFilter smil:dur="1s" smil:targetElement="id16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7" anim:sub-item="text" smil:attributeName="visibility" smil:to="visible"/>
                  <anim:transitionFilter smil:dur="1s" smil:targetElement="id1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68" anim:sub-item="text" smil:attributeName="visibility" smil:to="visible"/>
                  <anim:transitionFilter smil:dur="1s" smil:targetElement="id16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9" anim:sub-item="text" smil:attributeName="visibility" smil:to="visible"/>
                  <anim:transitionFilter smil:dur="1s" smil:targetElement="id16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0" anim:sub-item="text" smil:attributeName="visibility" smil:to="visible"/>
                  <anim:transitionFilter smil:dur="1s" smil:targetElement="id17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1" anim:sub-item="text" smil:attributeName="visibility" smil:to="visible"/>
                  <anim:transitionFilter smil:dur="1s" smil:targetElement="id1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2" anim:sub-item="text" smil:attributeName="visibility" smil:to="visible"/>
                  <anim:transitionFilter smil:dur="1s" smil:targetElement="id17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8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s of Character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Examples of Characters in Java</text:p>
          </draw:text-box>
        </draw:frame>
        <draw:frame draw:style-name="gr17" draw:text-style-name="P4" draw:layer="layout" svg:width="1.196cm" svg:height="7.043cm" svg:x="0cm" svg:y="14.068cm">
          <draw:text-box>
            <text:p text:style-name="P4">C</text:p>
            <text:p text:style-name="P4">H</text:p>
            <text:p text:style-name="P4">A</text:p>
            <text:p text:style-name="P4">R</text:p>
            <text:p text:style-name="P4">A</text:p>
            <text:p text:style-name="P4">C</text:p>
            <text:p text:style-name="P4">T</text:p>
            <text:p text:style-name="P4">E</text:p>
            <text:p text:style-name="P4">R</text:p>
            <text:p text:style-name="P4">S</text:p>
          </draw:text-box>
        </draw:frame>
        <draw:frame presentation:style-name="pr45" draw:text-style-name="P5" draw:layer="layout" svg:width="14.579cm" svg:height="13.615cm" svg:x="6.157cm" svg:y="5.838cm" presentation:class="outline" presentation:user-transformed="true">
          <draw:text-box>
            <text:list text:style-name="L3">
              <text:list-item>
                <text:p text:style-name="P21">'a'<text:tab/>a</text:p>
              </text:list-item>
              <text:list-item>
                <text:p text:style-name="P21">'\u004A'<text:tab/>J</text:p>
              </text:list-item>
              <text:list-item>
                <text:p text:style-name="P21">'\112'<text:tab/>J</text:p>
              </text:list-item>
              <text:list-item>
                <text:p text:style-name="P21">'\\'<text:tab/>\</text:p>
              </text:list-item>
              <text:list-item>
                <text:p text:style-name="P21">'\t'<text:tab/>tabulation</text:p>
              </text:list-item>
              <text:list-item>
                <text:p text:style-name="P21">'\n'<text:tab/>new line</text:p>
              </text:list-item>
              <text:list-item>
                <text:p text:style-name="P21">'\''<text:tab/>'</text:p>
              </text:list-item>
              <text:list-item>
                <text:p text:style-name="P21">'\”'<text:tab/>“</text:p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39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operators" draw:style-name="dp1" draw:master-page-name="Section" presentation:presentation-page-layout-name="AL3T19">
        <office:forms form:automatic-focus="false" form:apply-design-mode="false"/>
        <draw:frame presentation:style-name="pr24" draw:text-style-name="P4" draw:layer="layout" svg:width="14.7cm" svg:height="3.503cm" svg:x="3.8cm" svg:y="8.416cm" presentation:class="title" presentation:user-transformed="true">
          <draw:text-box>
            <text:p text:style-name="P4">Operators</text:p>
          </draw:text-box>
        </draw:frame>
        <presentation:notes draw:style-name="dp2">
          <draw:page-thumbnail draw:style-name="gr7" draw:layer="layout" svg:width="12.7cm" svg:height="9.525cm" svg:x="4.175cm" svg:y="3.005cm" draw:page-number="40" presentation:class="page"/>
          <draw:frame presentation:style-name="pr46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Unary, binary, and ternary" draw:style-name="dp1" draw:master-page-name="Normal1" presentation:presentation-page-layout-name="AL2T1"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Unary, Binary, and Ternary</text:p>
          </draw:text-box>
        </draw:frame>
        <draw:frame presentation:style-name="pr47" draw:text-style-name="P5" draw:layer="layout" svg:width="19.509cm" svg:height="14.163cm" svg:x="5.357cm" svg:y="5.838cm" presentation:class="outline" presentation:user-transformed="true">
          <draw:text-box>
            <text:list text:style-name="L3">
              <text:list-item>
                <text:p text:id="id173" text:style-name="P4">Unary</text:p>
                <text:list>
                  <text:list-item>
                    <text:p text:id="id174" text:style-name="P4">one operand</text:p>
                  </text:list-item>
                  <text:list-item>
                    <text:p text:id="id175" text:style-name="P4">prefix notation: <text:tab/><text:span text:style-name="T35">operator op1</text:span></text:p>
                  </text:list-item>
                  <text:list-item>
                    <text:p text:id="id176" text:style-name="P4">postfix notation: <text:tab/><text:span text:style-name="T35">op1 operator</text:span></text:p>
                  </text:list-item>
                </text:list>
              </text:list-item>
              <text:list-item>
                <text:p text:id="id177" text:style-name="P4">Binary</text:p>
                <text:list>
                  <text:list-item>
                    <text:p text:id="id178" text:style-name="P4">two operands</text:p>
                  </text:list-item>
                  <text:list-item>
                    <text:p text:id="id179" text:style-name="P4">infix notation:<text:tab/><text:span text:style-name="T35">op1 operator op2</text:span></text:p>
                  </text:list-item>
                </text:list>
              </text:list-item>
              <text:list-item>
                <text:p text:id="id180" text:style-name="P4">Ternary</text:p>
                <text:list>
                  <text:list-item>
                    <text:p text:id="id181" text:style-name="P4">three operands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3" anim:sub-item="text" smil:attributeName="visibility" smil:to="visible"/>
                  <anim:transitionFilter smil:dur="1s" smil:targetElement="id17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4" anim:sub-item="text" smil:attributeName="visibility" smil:to="visible"/>
                  <anim:transitionFilter smil:dur="1s" smil:targetElement="id1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5" anim:sub-item="text" smil:attributeName="visibility" smil:to="visible"/>
                  <anim:transitionFilter smil:dur="1s" smil:targetElement="id1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6" anim:sub-item="text" smil:attributeName="visibility" smil:to="visible"/>
                  <anim:transitionFilter smil:dur="1s" smil:targetElement="id1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7" anim:sub-item="text" smil:attributeName="visibility" smil:to="visible"/>
                  <anim:transitionFilter smil:dur="1s" smil:targetElement="id17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8" anim:sub-item="text" smil:attributeName="visibility" smil:to="visible"/>
                  <anim:transitionFilter smil:dur="1s" smil:targetElement="id1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9" anim:sub-item="text" smil:attributeName="visibility" smil:to="visible"/>
                  <anim:transitionFilter smil:dur="1s" smil:targetElement="id17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0" anim:sub-item="text" smil:attributeName="visibility" smil:to="visible"/>
                  <anim:transitionFilter smil:dur="1s" smil:targetElement="id1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1" anim:sub-item="text" smil:attributeName="visibility" smil:to="visible"/>
                  <anim:transitionFilter smil:dur="1s" smil:targetElement="id18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1" presentation:class="page"/>
          <draw:frame presentation:style-name="pr48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rithmetic operators" draw:style-name="dp1" draw:master-page-name="Normal1" presentation:presentation-page-layout-name="AL2T1"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Arithmetic Operators</text:p>
          </draw:text-box>
        </draw:frame>
        <draw:frame presentation:style-name="pr49" draw:text-style-name="P5" draw:layer="layout" svg:width="18.084cm" svg:height="14.252cm" svg:x="5.957cm" svg:y="5.838cm" presentation:class="outline" presentation:user-transformed="true">
          <draw:text-box>
            <text:list text:style-name="L3">
              <text:list-item>
                <text:p text:style-name="P4">Binary</text:p>
                <text:list>
                  <text:list-item>
                    <text:p text:style-name="P22">Addition<text:tab/>+<text:tab/><text:span text:style-name="T9">op1 +</text:span><text:span text:style-name="T9"><text:tab/></text:span><text:span text:style-name="T9">op2</text:span></text:p>
                  </text:list-item>
                  <text:list-item>
                    <text:p text:style-name="P23">Subtraction<text:tab/>-<text:tab/><text:span text:style-name="T9">op1 -</text:span><text:span text:style-name="T9"><text:tab/></text:span><text:span text:style-name="T9">op2</text:span></text:p>
                  </text:list-item>
                  <text:list-item>
                    <text:p text:style-name="P23">Multiplication<text:tab/>*<text:tab/><text:span text:style-name="T9">op1 *</text:span><text:span text:style-name="T9"><text:tab/></text:span><text:span text:style-name="T9">op2</text:span></text:p>
                  </text:list-item>
                  <text:list-item>
                    <text:p text:style-name="P23">Division<text:tab/>/<text:tab/><text:span text:style-name="T9">op1 /</text:span><text:span text:style-name="T9"><text:tab/></text:span><text:span text:style-name="T9">op2</text:span></text:p>
                  </text:list-item>
                  <text:list-item>
                    <text:p text:style-name="P23">Modulo<text:tab/>%<text:tab/><text:span text:style-name="T9">op1 %</text:span><text:span text:style-name="T9"><text:tab/></text:span><text:span text:style-name="T9">op2</text:span></text:p>
                  </text:list-item>
                </text:list>
              </text:list-item>
              <text:list-item>
                <text:p text:style-name="P4">Unary</text:p>
                <text:list>
                  <text:list-item>
                    <text:p text:style-name="P24">Pre-addition<text:tab/>++<text:tab/><text:span text:style-name="T9">++op1</text:span></text:p>
                  </text:list-item>
                  <text:list-item>
                    <text:p text:style-name="P25">Post-addition<text:tab/>--<text:tab/><text:span text:style-name="T9">op1--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2" presentation:class="page"/>
          <draw:frame presentation:style-name="pr50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lational operators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Relational Operators</text:p>
          </draw:text-box>
        </draw:frame>
        <draw:frame presentation:style-name="pr51" draw:text-style-name="P5" draw:layer="layout" svg:width="21.457cm" svg:height="11.527cm" svg:x="4.157cm" svg:y="6.738cm" presentation:class="outline" presentation:user-transformed="true">
          <draw:text-box>
            <text:list text:style-name="L3">
              <text:list-item>
                <text:p text:style-name="P4">Binary (!)</text:p>
                <text:list>
                  <text:list-item>
                    <text:p text:style-name="P26">Greater<text:tab/>&gt;<text:tab/><text:span text:style-name="T9">op1 &gt; <text:s/>op2</text:span></text:p>
                  </text:list-item>
                  <text:list-item>
                    <text:p text:style-name="P26">Greater or equal<text:tab/>&gt;=<text:tab/><text:span text:style-name="T9">op1 &gt;= op2</text:span></text:p>
                  </text:list-item>
                  <text:list-item>
                    <text:p text:style-name="P26">Less<text:tab/>&lt;<text:tab/><text:span text:style-name="T9">op1 &lt; <text:s/>op2</text:span></text:p>
                  </text:list-item>
                  <text:list-item>
                    <text:p text:style-name="P26">Less or equal<text:tab/>&lt;=<text:tab/><text:span text:style-name="T9">op1 &lt;= op2</text:span></text:p>
                  </text:list-item>
                  <text:list-item>
                    <text:p text:style-name="P26">Equal<text:tab/>==<text:tab/><text:span text:style-name="T9">op1 == op2</text:span></text:p>
                  </text:list-item>
                  <text:list-item>
                    <text:p text:style-name="P26">Not equal<text:tab/>!=<text:tab/><text:span text:style-name="T9">op1 != op2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3" presentation:class="page"/>
          <draw:frame presentation:style-name="pr52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itwise operators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Bitwise Operators</text:p>
          </draw:text-box>
        </draw:frame>
        <draw:frame presentation:style-name="pr53" draw:text-style-name="P5" draw:layer="layout" svg:width="25.125cm" svg:height="13.944cm" svg:x="2.042cm" svg:y="5.838cm" presentation:class="outline" presentation:user-transformed="true">
          <draw:text-box>
            <text:list text:style-name="L3">
              <text:list-item>
                <text:p text:style-name="P4">Unary</text:p>
                <text:list>
                  <text:list-item>
                    <text:p text:style-name="P4">Complement<text:tab/>~op<text:tab/><text:span text:style-name="T9">~5</text:span><text:span text:style-name="T36">10 </text:span><text:span text:style-name="T9">= ~101</text:span><text:span text:style-name="T36">2</text:span><text:span text:style-name="T9"> = 010</text:span><text:span text:style-name="T36">2</text:span><text:span text:style-name="T9"> = 2</text:span><text:span text:style-name="T36">10</text:span></text:p>
                  </text:list-item>
                </text:list>
              </text:list-item>
              <text:list-item>
                <text:p text:style-name="P4">Binary</text:p>
                <text:list>
                  <text:list-item>
                    <text:p text:style-name="P27">AND<text:tab/>op1 &amp; op2<text:line-break/><text:tab/> <text:s text:c="4"/><text:span text:style-name="T9">5</text:span><text:span text:style-name="T36">10</text:span><text:span text:style-name="T9">&amp; 3</text:span><text:span text:style-name="T36">10</text:span><text:span text:style-name="T9"> = 101</text:span><text:span text:style-name="T36">2</text:span><text:span text:style-name="T9"> &amp; 011</text:span><text:span text:style-name="T36">2</text:span><text:span text:style-name="T9"> = 001</text:span><text:span text:style-name="T36">2</text:span><text:span text:style-name="T9"> = 1</text:span><text:span text:style-name="T36">10</text:span></text:p>
                  </text:list-item>
                  <text:list-item>
                    <text:p text:style-name="P27">OR<text:tab/>op1 | op2<text:line-break/><text:tab/> <text:s text:c="4"/><text:span text:style-name="T9">5</text:span><text:span text:style-name="T36">10</text:span><text:span text:style-name="T9">| 3</text:span><text:span text:style-name="T36">10</text:span><text:span text:style-name="T9"> = 101</text:span><text:span text:style-name="T36">2</text:span><text:span text:style-name="T9"> | 011</text:span><text:span text:style-name="T36">2</text:span><text:span text:style-name="T9"> = 111</text:span><text:span text:style-name="T36">2</text:span><text:span text:style-name="T9"> = 7</text:span><text:span text:style-name="T36">10</text:span></text:p>
                  </text:list-item>
                  <text:list-item>
                    <text:p text:style-name="P27">XOR<text:tab/>op1 ^ op2<text:line-break/><text:tab/> <text:s text:c="4"/><text:span text:style-name="T9">5</text:span><text:span text:style-name="T36">10</text:span><text:span text:style-name="T9">^ 3</text:span><text:span text:style-name="T36">10</text:span><text:span text:style-name="T9"> = 101</text:span><text:span text:style-name="T36">2</text:span><text:span text:style-name="T9"> ^ 011</text:span><text:span text:style-name="T36">2</text:span><text:span text:style-name="T9"> = 110</text:span><text:span text:style-name="T36">2</text:span><text:span text:style-name="T9"> = 6</text:span><text:span text:style-name="T36">10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4" presentation:class="page"/>
          <draw:frame presentation:style-name="pr5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ift Operators" draw:style-name="dp1" draw:master-page-name="Normal1" presentation:presentation-page-layout-name="AL2T1"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Shift Operators</text:p>
          </draw:text-box>
        </draw:frame>
        <draw:frame presentation:style-name="pr55" draw:text-style-name="P5" draw:layer="layout" svg:width="25.735cm" svg:height="10.719cm" svg:x="1.632cm" svg:y="7.238cm" presentation:class="outline" presentation:user-transformed="true">
          <draw:text-box>
            <text:list text:style-name="L3">
              <text:list-item>
                <text:p text:style-name="P4">Binary</text:p>
                <text:list>
                  <text:list-item>
                    <text:p text:style-name="P28">Right shift<text:tab/>op1 &gt;&gt; op2<text:line-break/><text:tab/><text:span text:style-name="T9">6</text:span><text:span text:style-name="T36">10</text:span><text:span text:style-name="T9">&gt;&gt;2</text:span><text:span text:style-name="T36">10</text:span><text:span text:style-name="T36"><text:tab/></text:span><text:span text:style-name="T9">0110</text:span><text:span text:style-name="T36">2</text:span><text:span text:style-name="T9">&gt;&gt;2</text:span><text:span text:style-name="T36">10</text:span><text:span text:style-name="T9"> = 0001</text:span><text:span text:style-name="T36">2</text:span><text:span text:style-name="T9"> = 1</text:span><text:span text:style-name="T36">10</text:span></text:p>
                  </text:list-item>
                  <text:list-item>
                    <text:p text:style-name="P28">Right shift unsigned<text:tab/>op1 &gt;&gt;&gt;op2<text:line-break/><text:tab/><text:span text:style-name="T9">6</text:span><text:span text:style-name="T36">10</text:span><text:span text:style-name="T9">&gt;&gt;&gt;2</text:span><text:span text:style-name="T36">10</text:span><text:span text:style-name="T36"><text:tab/></text:span><text:span text:style-name="T9">0110</text:span><text:span text:style-name="T36">2</text:span><text:span text:style-name="T9">&gt;&gt;&gt;2</text:span><text:span text:style-name="T36">10</text:span><text:span text:style-name="T9">= 0001</text:span><text:span text:style-name="T36">2</text:span><text:span text:style-name="T9"> = 1</text:span><text:span text:style-name="T36">10</text:span></text:p>
                  </text:list-item>
                  <text:list-item>
                    <text:p text:style-name="P28">Left shift<text:tab/>op1 &lt;&lt; op2<text:line-break/><text:tab/><text:span text:style-name="T9">6</text:span><text:span text:style-name="T36">10</text:span><text:span text:style-name="T9">&lt;&lt;2</text:span><text:span text:style-name="T36">10</text:span><text:span text:style-name="T36"><text:tab/></text:span><text:span text:style-name="T9">0110</text:span><text:span text:style-name="T36">2</text:span><text:span text:style-name="T9">&lt;&lt;2</text:span><text:span text:style-name="T36">10</text:span><text:span text:style-name="T9"> = 11000</text:span><text:span text:style-name="T36">2</text:span><text:span text:style-name="T9"> = 24</text:span><text:span text:style-name="T36">10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5" presentation:class="page"/>
          <draw:frame presentation:style-name="pr56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ift operators on negative integers" draw:style-name="dp1" draw:master-page-name="Normal1" presentation:presentation-page-layout-name="AL2T1"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Shift Operators<text:line-break/>on Negative Integers</text:p>
          </draw:text-box>
        </draw:frame>
        <draw:frame presentation:style-name="pr57" draw:text-style-name="P30" draw:layer="layout" svg:width="25.735cm" svg:height="10.137cm" svg:x="2.332cm" svg:y="7.838cm" presentation:class="outline" presentation:user-transformed="true">
          <draw:text-box>
            <text:list text:style-name="L3">
              <text:list-item>
                <text:p text:style-name="P29">Right shift<text:line-break/><text:span text:style-name="T9">-5</text:span><text:span text:style-name="T36">10</text:span><text:span text:style-name="T9">&gt;&gt;2</text:span><text:span text:style-name="T36">10</text:span><text:span text:style-name="T36"><text:tab/></text:span><text:span text:style-name="T9">1011</text:span><text:span text:style-name="T36">2</text:span><text:span text:style-name="T9">&gt;&gt;2</text:span><text:span text:style-name="T36">10</text:span><text:span text:style-name="T9"> = </text:span><text:span text:style-name="T10">11</text:span><text:span text:style-name="T9">10</text:span><text:span text:style-name="T36">2</text:span><text:span text:style-name="T9"> = </text:span><text:span text:style-name="T10">-</text:span><text:span text:style-name="T9">2</text:span><text:span text:style-name="T36">10</text:span></text:p>
              </text:list-item>
              <text:list-item>
                <text:p text:style-name="P29">Right shift unsigned<text:line-break/><text:span text:style-name="T9">-5</text:span><text:span text:style-name="T36">10</text:span><text:span text:style-name="T9">&gt;&gt;&gt;2</text:span><text:span text:style-name="T36">10</text:span><text:span text:style-name="T36"><text:tab/></text:span><text:span text:style-name="T9">1011</text:span><text:span text:style-name="T36">2</text:span><text:span text:style-name="T9">&gt;&gt;&gt;2</text:span><text:span text:style-name="T36">10</text:span><text:span text:style-name="T9">= </text:span><text:span text:style-name="T10">00</text:span><text:span text:style-name="T9">10</text:span><text:span text:style-name="T36">2</text:span><text:span text:style-name="T9"> = </text:span><text:span text:style-name="T10">+</text:span><text:span text:style-name="T9">2</text:span><text:span text:style-name="T36">10</text:span></text:p>
              </text:list-item>
              <text:list-item>
                <text:p text:style-name="P29">Left shift<text:line-break/><text:span text:style-name="T9">-5</text:span><text:span text:style-name="T36">10</text:span><text:span text:style-name="T9">&lt;&lt;2</text:span><text:span text:style-name="T36">10</text:span><text:span text:style-name="T36"><text:tab/></text:span><text:span text:style-name="T9">1011</text:span><text:span text:style-name="T36">2</text:span><text:span text:style-name="T9">&lt;&lt;2</text:span><text:span text:style-name="T36">10</text:span><text:span text:style-name="T9"> = 101100</text:span><text:span text:style-name="T36">2</text:span><text:span text:style-name="T9"> = -20</text:span><text:span text:style-name="T36">10</text:span></text:p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6" presentation:class="page"/>
          <draw:frame presentation:style-name="pr58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ssignement operators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Assignment Operators</text:p>
          </draw:text-box>
        </draw:frame>
        <draw:frame presentation:style-name="pr59" draw:text-style-name="P5" draw:layer="layout" svg:width="20.753cm" svg:height="13.373cm" svg:x="4.442cm" svg:y="5.838cm" presentation:class="outline" presentation:user-transformed="true">
          <draw:text-box>
            <text:list text:style-name="L3">
              <text:list-item>
                <text:p text:style-name="P4">Binary</text:p>
                <text:list>
                  <text:list-item>
                    <text:p text:style-name="P4">op1 <text:s text:c="2"/>= op2</text:p>
                  </text:list-item>
                  <text:list-item>
                    <text:p text:style-name="P31">op1 += op2<text:tab/>op1 = op1 + op2</text:p>
                  </text:list-item>
                  <text:list-item>
                    <text:p text:style-name="P31">op1 - = op2<text:tab/>op1 = op1 – op2</text:p>
                  </text:list-item>
                  <text:list-item>
                    <text:p text:style-name="P31">op1 * = op2<text:tab/>op1 = op1 * <text:s/>op2</text:p>
                  </text:list-item>
                  <text:list-item>
                    <text:p text:style-name="P31">op1 / = op2</text:p>
                  </text:list-item>
                  <text:list-item>
                    <text:p text:style-name="P31">op1 %=op2</text:p>
                  </text:list-item>
                  <text:list-item>
                    <text:p text:style-name="P31">op1 &amp;= op2, op1 |= op2, op1 ^= op2</text:p>
                  </text:list-item>
                  <text:list-item>
                    <text:p text:style-name="P31">op1 &lt;&lt;=op2, op1 &gt;&gt;= op2, op1 &gt;&gt;&gt;= op1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7" presentation:class="page"/>
          <draw:frame presentation:style-name="pr60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ort-cut if-else operator" draw:style-name="dp1" draw:master-page-name="Normal1" presentation:presentation-page-layout-name="AL2T1"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Short-cut <text:span text:style-name="T9">if-else</text:span> Operator</text:p>
          </draw:text-box>
        </draw:frame>
        <draw:frame presentation:style-name="pr61" draw:text-style-name="P5" draw:layer="layout" svg:width="17.06cm" svg:height="5.007cm" svg:x="6.342cm" svg:y="9.338cm" presentation:class="outline" presentation:user-transformed="true">
          <draw:text-box>
            <text:list text:style-name="L3">
              <text:list-item>
                <text:p text:style-name="P4">Ternary</text:p>
                <text:list>
                  <text:list-item>
                    <text:p text:style-name="P4">op1 ? op2 : op3</text:p>
                  </text:list-item>
                  <text:list-item>
                    <text:p text:style-name="P4">if op1 is <text:span text:style-name="T29">true</text:span>, then op2, else op3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8" presentation:class="page"/>
          <draw:frame presentation:style-name="pr62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draw:frame presentation:style-name="pr24" draw:text-style-name="P4" draw:layer="layout" svg:width="14.7cm" svg:height="3.503cm" svg:x="3.8cm" svg:y="8.416cm" presentation:class="title" presentation:user-transformed="true">
          <draw:text-box>
            <text:p text:style-name="P4">Conclusions</text:p>
          </draw:text-box>
        </draw:frame>
        <presentation:notes draw:style-name="dp2">
          <draw:page-thumbnail draw:style-name="gr7" draw:layer="layout" svg:width="12.7cm" svg:height="9.525cm" svg:x="4.175cm" svg:y="3.005cm" draw:page-number="49" presentation:class="page"/>
          <draw:frame presentation:style-name="pr6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clusions1" draw:style-name="dp1" draw:master-page-name="Normal1" presentation:presentation-page-layout-name="AL2T1"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Conclusions</text:p>
          </draw:text-box>
        </draw:frame>
        <draw:frame presentation:style-name="pr64" draw:text-style-name="P5" draw:layer="layout" svg:width="20.801cm" svg:height="13.27cm" svg:x="4.521cm" svg:y="6.338cm" presentation:class="outline" presentation:user-transformed="true">
          <draw:text-box>
            <text:list text:style-name="L3">
              <text:list-item>
                <text:p text:id="id182" text:style-name="P4">Boolean logic</text:p>
              </text:list-item>
              <text:list-item>
                <text:p text:id="id183" text:style-name="P4">Numbers</text:p>
                <text:list>
                  <text:list-item>
                    <text:p text:id="id184" text:style-name="P4">importance of the base-2 number system</text:p>
                  </text:list-item>
                  <text:list-item>
                    <text:p text:id="id185" text:style-name="P4">implementation details hidden in Java</text:p>
                  </text:list-item>
                </text:list>
              </text:list-item>
              <text:list-item>
                <text:p text:id="id186" text:style-name="P4">Characters</text:p>
                <text:list>
                  <text:list-item>
                    <text:p text:id="id187" text:style-name="P4">from ASCII to Unicode</text:p>
                  </text:list-item>
                </text:list>
              </text:list-item>
              <text:list-item>
                <text:p text:id="id188" text:style-name="P4">Operators</text:p>
                <text:list>
                  <text:list-item>
                    <text:p text:id="id189" text:style-name="P4">Only a few often used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2" anim:sub-item="text" smil:attributeName="visibility" smil:to="visible"/>
                  <anim:transitionFilter smil:dur="1s" smil:targetElement="id1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3" anim:sub-item="text" smil:attributeName="visibility" smil:to="visible"/>
                  <anim:transitionFilter smil:dur="1s" smil:targetElement="id18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4" anim:sub-item="text" smil:attributeName="visibility" smil:to="visible"/>
                  <anim:transitionFilter smil:dur="1s" smil:targetElement="id18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5" anim:sub-item="text" smil:attributeName="visibility" smil:to="visible"/>
                  <anim:transitionFilter smil:dur="1s" smil:targetElement="id18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6" anim:sub-item="text" smil:attributeName="visibility" smil:to="visible"/>
                  <anim:transitionFilter smil:dur="1s" smil:targetElement="id1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7" anim:sub-item="text" smil:attributeName="visibility" smil:to="visible"/>
                  <anim:transitionFilter smil:dur="1s" smil:targetElement="id18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8" anim:sub-item="text" smil:attributeName="visibility" smil:to="visible"/>
                  <anim:transitionFilter smil:dur="1s" smil:targetElement="id18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9" anim:sub-item="text" smil:attributeName="visibility" smil:to="visible"/>
                  <anim:transitionFilter smil:dur="1s" smil:targetElement="id18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50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Example</text:p>
          </draw:text-box>
        </draw:frame>
        <draw:frame presentation:style-name="pr65" draw:text-style-name="P34" draw:layer="layout" svg:width="19.92cm" svg:height="16.369cm" svg:x="6.122cm" svg:y="4.718cm" presentation:class="outline" presentation:user-transformed="true">
          <draw:text-box>
            <text:p text:style-name="P32"><text:span text:style-name="T37">package pl.poznan.ae.compProg;</text:span></text:p>
            <text:p text:style-name="P33"><text:span text:style-name="T37"/></text:p>
            <text:p text:style-name="P33"><text:span text:style-name="T37">import java.util.*;</text:span></text:p>
            <text:p text:style-name="P33"><text:span text:style-name="T37"/></text:p>
            <text:p text:style-name="P33"><text:span text:style-name="T37">public class Sorter {</text:span></text:p>
            <text:p text:style-name="P33"><text:span text:style-name="T37"><text:s text:c="2"/></text:span><text:span text:style-name="T37">private List _words;</text:span></text:p>
            <text:p text:style-name="P33"><text:span text:style-name="T37"/></text:p>
            <text:p text:style-name="P33"><text:span text:style-name="T37"><text:s text:c="2"/></text:span><text:span text:style-name="T37">public void sort(String[] words){</text:span></text:p>
            <text:p text:style-name="P33"><text:span text:style-name="T37"><text:s text:c="4"/></text:span><text:span text:style-name="T37">_words </text:span><text:span text:style-name="T38">=</text:span><text:span text:style-name="T37"> Arrays.asList(words);</text:span></text:p>
            <text:p text:style-name="P33"><text:span text:style-name="T37"><text:s text:c="4"/></text:span><text:span text:style-name="T37">Collections.sort(_words);</text:span></text:p>
            <text:p text:style-name="P33"><text:span text:style-name="T37"><text:s text:c="2"/></text:span><text:span text:style-name="T37">}</text:span></text:p>
            <text:p text:style-name="P33"><text:span text:style-name="T37"><text:s text:c="2"/></text:span><text:span text:style-name="T37">public String getSortedWords(){</text:span></text:p>
            <text:p text:style-name="P33"><text:span text:style-name="T37"><text:s text:c="4"/></text:span><text:span text:style-name="T37">String sortedString </text:span><text:span text:style-name="T39">= </text:span><text:span text:style-name="T37">"";</text:span></text:p>
            <text:p text:style-name="P33"><text:span text:style-name="T37"><text:s text:c="4"/></text:span><text:span text:style-name="T37">for (</text:span><text:span text:style-name="T38">int i = 0</text:span><text:span text:style-name="T37">; </text:span><text:span text:style-name="T38">i&lt;</text:span><text:span text:style-name="T37"> _words.size(); </text:span><text:span text:style-name="T38">i++</text:span><text:span text:style-name="T37">){</text:span></text:p>
            <text:p text:style-name="P33"><text:span text:style-name="T37"><text:s text:c="6"/></text:span><text:span text:style-name="T37">sortedString </text:span><text:span text:style-name="T38">+=</text:span><text:span text:style-name="T37"> _words.get(i);</text:span></text:p>
            <text:p text:style-name="P33"><text:span text:style-name="T37"><text:s text:c="4"/></text:span><text:span text:style-name="T37">}</text:span></text:p>
            <text:p text:style-name="P33"><text:span text:style-name="T37"><text:s text:c="4"/></text:span><text:span text:style-name="T37">return sortedString;</text:span></text:p>
            <text:p text:style-name="P33"><text:span text:style-name="T37"><text:s text:c="2"/></text:span><text:span text:style-name="T37">}</text:span></text:p>
            <text:p text:style-name="P33"><text:span text:style-name="T37"><text:s/></text:span><text:span text:style-name="T37">public static void main(String[] args){</text:span></text:p>
            <text:p text:style-name="P33"><text:span text:style-name="T37"><text:s text:c="4"/></text:span><text:span text:style-name="T37">Sorter sorter = new Sorter();</text:span></text:p>
            <text:p text:style-name="P33"><text:span text:style-name="T37"><text:s text:c="4"/></text:span><text:span text:style-name="T37">sorter.sort(args);</text:span></text:p>
            <text:p text:style-name="P33"><text:span text:style-name="T37"><text:s text:c="4"/></text:span><text:span text:style-name="T37">System.out.println(sorter.getSortedWords());</text:span></text:p>
            <text:p text:style-name="P33"><text:span text:style-name="T37"><text:s/></text:span><text:span text:style-name="T37">}</text:span></text:p>
            <text:p text:style-name="P33"><text:span text:style-name="T37">}</text:span></text:p>
          </draw:text-box>
        </draw:frame>
        <draw:frame draw:style-name="gr17" draw:text-style-name="P4" draw:layer="layout" svg:width="1.196cm" svg:height="7.043cm" svg:x="0cm" svg:y="14.069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draw:style-name="gr18" draw:text-style-name="P4" draw:layer="layout" svg:width="12.742cm" svg:height="0.954cm" svg:x="14.304cm" svg:y="11.912cm">
          <draw:text-box>
            <text:p/>
          </draw:text-box>
        </draw:frame>
        <presentation:notes draw:style-name="dp2">
          <draw:page-thumbnail draw:style-name="gr7" draw:layer="layout" svg:width="13.705cm" svg:height="10.279cm" svg:x="3.641cm" svg:y="2.853cm" draw:page-number="51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24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52"/>
          <draw:frame presentation:style-name="pr7" draw:text-style-name="P3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8.022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1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Department of Information Technology</text:span></text:p>
          <text:p text:style-name="MP3"><text:span text:style-name="MT4">The Poznan University of Economics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09-03-05">3/5/09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03-05">03/05/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1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8.023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988cm 7.147999999998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03-05">03/05/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1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8.022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1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Basic Data Types</dc:title>
    <dc:subject>ComputerProgramming</dc:subject>
    <meta:creation-date>2003-05-20T15:12:16</meta:creation-date>
    <dc:creator>Willy Picard</dc:creator>
    <dc:date>2009-03-05T07:59:06.26</dc:date>
    <meta:printed-by>Jacek Chmielewski</meta:printed-by>
    <meta:print-date>2004-09-21T14:16:37</meta:print-date>
    <dc:language>en-US</dc:language>
    <meta:editing-cycles>234</meta:editing-cycles>
    <meta:editing-duration>PT56H16M55S</meta:editing-duration>
    <meta:document-statistic meta:object-count="3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9327in"/>
    </style:style>
    <style:style style:name="co2" style:family="table-column">
      <style:table-column-properties fo:break-before="auto" style:column-width="3.4256in"/>
    </style:style>
    <style:style style:name="co3" style:family="table-column">
      <style:table-column-properties fo:break-before="auto" style:column-width="4.237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9181in" fo:break-before="auto" style:use-optimal-row-height="false"/>
    </style:style>
    <style:style style:name="ro3" style:family="table-row">
      <style:table-row-properties style:row-height="0.4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start" fo:margin-left="0.139in"/>
      <style:text-properties fo:color="#000080" fo:font-size="26pt" fo:font-weight="bold"/>
    </style:style>
    <style:style style:name="ce2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center" fo:margin-left="0in"/>
      <style:text-properties fo:color="#000080" fo:font-size="26pt" fo:font-style="italic"/>
    </style:style>
    <style:style style:name="ce3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start" fo:margin-left="0.139in"/>
      <style:text-properties fo:color="#000080" style:font-name="Courier New" fo:font-size="26pt"/>
    </style:style>
    <style:style style:name="ce4" style:family="table-cell" style:parent-style-name="Default">
      <style:table-cell-properties style:text-align-source="fix" style:repeat-content="false" fo:padding-bottom="0.0138in" fo:padding-left="0.0165in" fo:padding-right="0.0138in" fo:padding-top="0.0138in"/>
      <style:paragraph-properties fo:text-align="start" fo:margin-left="0.139in"/>
      <style:text-properties fo:font-size="24pt"/>
    </style:style>
    <style:style style:name="ce5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start" fo:margin-left="0.139in"/>
      <style:text-properties fo:color="#000080" fo:font-size="26pt"/>
    </style:style>
    <style:style style:name="ce6" style:family="table-cell" style:parent-style-name="Default">
      <style:table-cell-properties style:vertical-align="middle"/>
      <style:text-properties fo:color="#000080" fo:font-size="26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Keywor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ize/Format</text:p>
          </table:table-cell>
          <table:table-cell table:style-name="ce6" table:number-columns-repeated="253"/>
        </table:table-row>
        <table:table-row table:style-name="ro1">
          <table:table-cell table:style-name="ce2" office:value-type="string" table:number-columns-spanned="3" table:number-rows-spanned="1">
            <text:p>Integers</text:p>
          </table:table-cell>
          <table:covered-table-cell table:number-columns-repeated="2" table:style-name="ce5"/>
          <table:table-cell table:style-name="ce6" table:number-columns-repeated="253"/>
        </table:table-row>
        <table:table-row table:style-name="ro1">
          <table:table-cell table:style-name="ce3" office:value-type="string">
            <text:p>byte </text:p>
          </table:table-cell>
          <table:table-cell table:style-name="ce5" office:value-type="string">
            <text:p>Byte-length integer</text:p>
          </table:table-cell>
          <table:table-cell table:style-name="ce5" office:value-type="string">
            <text:p>8-bit two's complement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short</text:p>
          </table:table-cell>
          <table:table-cell table:style-name="ce5" office:value-type="string">
            <text:p>Short integer</text:p>
          </table:table-cell>
          <table:table-cell table:style-name="ce5" office:value-type="string">
            <text:p>16-bit two's complement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int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32-bit two's complement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long</text:p>
          </table:table-cell>
          <table:table-cell table:style-name="ce5" office:value-type="string">
            <text:p>Long integer</text:p>
          </table:table-cell>
          <table:table-cell table:style-name="ce5" office:value-type="string">
            <text:p>64-bit two's complement</text:p>
          </table:table-cell>
          <table:table-cell table:style-name="ce6" table:number-columns-repeated="253"/>
        </table:table-row>
        <table:table-row table:style-name="ro1">
          <table:table-cell table:style-name="ce2" office:value-type="string" table:number-columns-spanned="3" table:number-rows-spanned="1">
            <text:p>Real numbers</text:p>
          </table:table-cell>
          <table:covered-table-cell table:number-columns-repeated="2" table:style-name="ce5"/>
          <table:table-cell table:style-name="ce6" table:number-columns-repeated="253"/>
        </table:table-row>
        <table:table-row table:style-name="ro2">
          <table:table-cell table:style-name="ce3" office:value-type="string">
            <text:p>float</text:p>
          </table:table-cell>
          <table:table-cell table:style-name="ce5" office:value-type="string">
            <text:p>Single-precision</text:p>
            <text:p>floating point</text:p>
          </table:table-cell>
          <table:table-cell table:style-name="ce5" office:value-type="string">
            <text:p>32-bit IEEE 754</text:p>
          </table:table-cell>
          <table:table-cell table:style-name="ce6" table:number-columns-repeated="253"/>
        </table:table-row>
        <table:table-row table:style-name="ro2">
          <table:table-cell table:style-name="ce3" office:value-type="string">
            <text:p>double</text:p>
          </table:table-cell>
          <table:table-cell table:style-name="ce5" office:value-type="string">
            <text:p>Double-precision</text:p>
            <text:p>floating point</text:p>
          </table:table-cell>
          <table:table-cell table:style-name="ce5" office:value-type="string">
            <text:p>64-bit IEEE 754</text:p>
          </table:table-cell>
          <table:table-cell table:style-name="ce6" table:number-columns-repeated="253"/>
        </table:table-row>
        <table:table-row table:style-name="ro3" table:number-rows-repeated="31990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Sheet1.A1:Sheet1.A1"/>
      </table:database-ranges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311in"/>
    </style:style>
    <style:style style:name="co2" style:family="table-column">
      <style:table-column-properties fo:break-before="auto" style:column-width="1.8382in"/>
    </style:style>
    <style:style style:name="co3" style:family="table-column">
      <style:table-column-properties fo:break-before="auto" style:column-width="1.80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80" style:text-align-source="fix" style:repeat-content="false" fo:border-left="none" fo:border-right="0.0346in solid #000080" fo:border-top="non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/>
          <table:table-cell office:value-type="string">
            <text:p>Evaluation</text:p>
          </table:table-cell>
          <table:table-cell office:value-type="string">
            <text:p>Optimized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&amp;</text:p>
          </table:table-cell>
          <table:table-cell office:value-type="string">
            <text:p>&amp;&amp;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|</text:p>
          </table:table-cell>
          <table:table-cell office:value-type="string">
            <text:p>||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string">
            <text:p>^</text:p>
          </table:table-cell>
          <table:table-cell/>
        </table:table-row>
        <table:table-row table:style-name="ro1">
          <table:table-cell office:value-type="string">
            <text:p>NOT</text:p>
          </table:table-cell>
          <table:table-cell office:value-type="string">
            <text:p>!</text:p>
          </table:table-cell>
          <table:table-cell/>
        </table:table-row>
        <table:table-row table:style-name="ro1">
          <table:table-cell office:value-type="string">
            <text:p>EQUALS</text:p>
          </table:table-cell>
          <table:table-cell office:value-type="string">
            <text:p><text:s/>== </text:p>
          </table:table-cell>
          <table:table-cell/>
        </table:table-row>
        <table:table-row table:style-name="ro1">
          <table:table-cell office:value-type="string">
            <text:p>DIFFERENT</text:p>
          </table:table-cell>
          <table:table-cell office:value-type="string">
            <text:p>!=</text:p>
          </table:table-cell>
          <table:table-cell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800000" fo:font-size="22pt"/>
    </style:style>
    <style:style style:name="ce3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  <style:style style:name="ce4" style:family="table-cell" style:parent-style-name="Defaul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number-columns-repeated="253" table:default-cell-style-name="ce4"/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  <table:table-row table:style-name="ro1">
          <table:table-cell table:number-columns-repeated="2" table:style-name="ce3" office:value-type="string">
            <text:p>FALSE</text:p>
          </table:table-cell>
          <table:table-cell office:value-type="string">
            <text:p>FALSE</text:p>
          </table:table-cell>
          <table:table-cell table:number-columns-repeated="25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9327in"/>
    </style:style>
    <style:style style:name="co2" style:family="table-column">
      <style:table-column-properties fo:break-before="auto" style:column-width="4.1984in"/>
    </style:style>
    <style:style style:name="co3" style:family="table-column">
      <style:table-column-properties fo:break-before="auto" style:column-width="4.237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4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start" fo:margin-left="0.139in"/>
      <style:text-properties fo:color="#000080" fo:font-size="26pt" fo:font-weight="bold"/>
    </style:style>
    <style:style style:name="ce2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center" fo:margin-left="0in"/>
      <style:text-properties fo:color="#000080" fo:font-size="26pt" fo:font-style="italic"/>
    </style:style>
    <style:style style:name="ce3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start" fo:margin-left="0.139in"/>
      <style:text-properties fo:color="#000080" style:font-name="Courier New" fo:font-size="26pt"/>
    </style:style>
    <style:style style:name="ce4" style:family="table-cell" style:parent-style-name="Default">
      <style:table-cell-properties style:text-align-source="fix" style:repeat-content="false" fo:padding-bottom="0.0138in" fo:padding-left="0.0165in" fo:padding-right="0.0138in" fo:padding-top="0.0138in"/>
      <style:paragraph-properties fo:text-align="start" fo:margin-left="0.139in"/>
      <style:text-properties fo:font-size="24pt"/>
    </style:style>
    <style:style style:name="ce5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start" fo:margin-left="0.139in"/>
      <style:text-properties fo:color="#000080" fo:font-size="26pt"/>
    </style:style>
    <style:style style:name="ce6" style:family="table-cell" style:parent-style-name="Default" style:data-style-name="N60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start" fo:margin-left="0.139in"/>
      <style:text-properties fo:color="#000080" fo:font-size="26pt"/>
    </style:style>
    <style:style style:name="ce7" style:family="table-cell" style:parent-style-name="Default">
      <style:table-cell-properties style:text-align-source="fix" style:repeat-content="false" fo:border="0.0346in solid #000080" fo:padding-bottom="0.0138in" fo:padding-left="0.0165in" fo:padding-right="0.0138in" fo:padding-top="0.0138in" style:vertical-align="middle"/>
      <style:paragraph-properties fo:text-align="start" fo:margin-left="0.139in"/>
      <style:text-properties fo:color="#000080" style:text-outline="false" style:text-line-through-style="none" style:font-name="Arial" fo:font-size="26pt" fo:font-style="normal" fo:text-shadow="none" style:text-underline-style="none" fo:font-weight="normal" style:text-und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vertical-align="middle"/>
      <style:text-properties fo:color="#000080" fo:font-size="26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Keyword</text:p>
          </table:table-cell>
          <table:table-cell table:style-name="ce1" office:value-type="string">
            <text:p>Min. Value</text:p>
          </table:table-cell>
          <table:table-cell table:style-name="ce1" office:value-type="string">
            <text:p>Max. Value</text:p>
          </table:table-cell>
          <table:table-cell table:style-name="ce8" table:number-columns-repeated="253"/>
        </table:table-row>
        <table:table-row table:style-name="ro1">
          <table:table-cell table:style-name="ce2" office:value-type="string" table:number-columns-spanned="3" table:number-rows-spanned="1">
            <text:p>Integers</text:p>
          </table:table-cell>
          <table:covered-table-cell table:number-columns-repeated="2" table:style-name="ce5"/>
          <table:table-cell table:style-name="ce8" table:number-columns-repeated="253"/>
        </table:table-row>
        <table:table-row table:style-name="ro1">
          <table:table-cell table:style-name="ce3" office:value-type="string">
            <text:p>byte </text:p>
          </table:table-cell>
          <table:table-cell table:style-name="ce5" office:value-type="float" office:value="-128">
            <text:p>-128</text:p>
          </table:table-cell>
          <table:table-cell table:style-name="ce5" office:value-type="float" office:value="127">
            <text:p>127</text:p>
          </table:table-cell>
          <table:table-cell table:style-name="ce8" table:number-columns-repeated="253"/>
        </table:table-row>
        <table:table-row table:style-name="ro1">
          <table:table-cell table:style-name="ce3" office:value-type="string">
            <text:p>short</text:p>
          </table:table-cell>
          <table:table-cell table:style-name="ce5" office:value-type="float" office:value="-32768">
            <text:p>-32768</text:p>
          </table:table-cell>
          <table:table-cell table:style-name="ce5" office:value-type="float" office:value="32767">
            <text:p>32767</text:p>
          </table:table-cell>
          <table:table-cell table:style-name="ce8" table:number-columns-repeated="253"/>
        </table:table-row>
        <table:table-row table:style-name="ro1">
          <table:table-cell table:style-name="ce3" office:value-type="string">
            <text:p>int</text:p>
          </table:table-cell>
          <table:table-cell table:style-name="ce5" office:value-type="float" office:value="-2147483648">
            <text:p>-2147483648</text:p>
          </table:table-cell>
          <table:table-cell table:style-name="ce5" office:value-type="float" office:value="2147483647">
            <text:p>2147483647</text:p>
          </table:table-cell>
          <table:table-cell table:style-name="ce8" table:number-columns-repeated="253"/>
        </table:table-row>
        <table:table-row table:style-name="ro1">
          <table:table-cell table:style-name="ce3" office:value-type="string">
            <text:p>long</text:p>
          </table:table-cell>
          <table:table-cell table:style-name="ce6" office:value-type="string">
            <text:p>-9223372036854775808</text:p>
          </table:table-cell>
          <table:table-cell table:style-name="ce7" office:value-type="string">
            <text:p>9223372036854775807</text:p>
          </table:table-cell>
          <table:table-cell table:style-name="ce8" table:number-columns-repeated="253"/>
        </table:table-row>
        <table:table-row table:style-name="ro1">
          <table:table-cell table:style-name="ce2" office:value-type="string" table:number-columns-spanned="3" table:number-rows-spanned="1">
            <text:p>Real numbers</text:p>
          </table:table-cell>
          <table:covered-table-cell table:number-columns-repeated="2" table:style-name="ce5"/>
          <table:table-cell table:style-name="ce8" table:number-columns-repeated="253"/>
        </table:table-row>
        <table:table-row table:style-name="ro1">
          <table:table-cell table:style-name="ce3" office:value-type="string">
            <text:p>float</text:p>
          </table:table-cell>
          <table:table-cell table:style-name="ce5" office:value-type="string">
            <text:p>-3.402823E+38</text:p>
          </table:table-cell>
          <table:table-cell table:style-name="ce7" office:value-type="string">
            <text:p>3.402823E+38</text:p>
          </table:table-cell>
          <table:table-cell table:style-name="ce8" table:number-columns-repeated="253"/>
        </table:table-row>
        <table:table-row table:style-name="ro1">
          <table:table-cell table:style-name="ce3" office:value-type="string">
            <text:p>double</text:p>
          </table:table-cell>
          <table:table-cell table:style-name="ce6" office:value-type="string">
            <text:p>-1.797693134862E+308</text:p>
          </table:table-cell>
          <table:table-cell table:style-name="ce7" office:value-type="string">
            <text:p>1.797693134862E+308</text:p>
          </table:table-cell>
          <table:table-cell table:style-name="ce8" table:number-columns-repeated="253"/>
        </table:table-row>
        <table:table-row table:style-name="ro2" table:number-rows-repeated="3199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heet1.A1:Sheet1.A1"/>
      </table:database-ranges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800000" fo:font-size="22pt"/>
    </style:style>
    <style:style style:name="ce3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  <style:style style:name="ce4" style:family="table-cell" style:parent-style-name="Defaul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number-columns-repeated="253" table:default-cell-style-name="ce4"/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RUE</text:p>
          </table:table-cell>
          <table:table-cell office:value-type="string">
            <text:p>TRUE</text:p>
          </table:table-cell>
          <table:table-cell table:style-name="ce2" office:value-type="string">
            <text:p>TRUE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800000" fo:font-size="22pt"/>
    </style:style>
    <style:style style:name="ce3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  <style:style style:name="ce4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8000" fo:font-size="22pt"/>
    </style:style>
    <style:style style:name="ce5" style:family="table-cell" style:parent-style-name="Defaul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2" table:number-columns-repeated="253" table:default-cell-style-name="ce5"/>
        <table:table-row table:style-name="ro1">
          <table:table-cell/>
          <table:table-cell office:value-type="string">
            <text:p>NO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RUE</text:p>
          </table:table-cell>
          <table:table-cell table:style-name="ce3" office:value-type="string">
            <text:p>FALSE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ALSE</text:p>
          </table:table-cell>
          <table:table-cell table:style-name="ce2" office:value-type="string">
            <text:p>TRUE</text:p>
          </table:table-cell>
          <table:table-cell table:number-columns-repeated="254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800000" fo:font-size="22pt"/>
    </style:style>
    <style:style style:name="ce3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  <style:style style:name="ce4" style:family="table-cell" style:parent-style-name="Defaul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number-columns-repeated="253" table:default-cell-style-name="ce4"/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2" office:value-type="string">
            <text:p>TRUE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